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04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6" table:default-cell-style-name="Default"/>
        <table:table-column table:style-name="co1" table:default-cell-style-name="ce5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10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10"/>
          <table:table-cell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10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10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6"/>
          <table:table-cell table:formula="of:=SUM([.D10:.M10])/10" office:value-type="float" office:value="108487" calcext:value-type="float">
            <text:p>10848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6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6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4"/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7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4"/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6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4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formula="of:=SUM([.D29:.M29])/10" office:value-type="float" office:value="125236.5" calcext:value-type="float">
            <text:p>1252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6"/>
          <table:table-cell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formula="of:=SUM([.D31:.M31])/10" office:value-type="float" office:value="125503.3" calcext:value-type="float">
            <text:p>125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formula="of:=SUM([.D32:.M32])/10" office:value-type="float" office:value="124458.6" calcext:value-type="float">
            <text:p>124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34:.M3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4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formula="of:=SUM([.D37:.M37])/10" office:value-type="float" office:value="124483.1" calcext:value-type="float">
            <text:p>124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formula="of:=SUM([.D38:.M38])/10" office:value-type="float" office:value="125693.7" calcext:value-type="float">
            <text:p>125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formula="of:=SUM([.D39:.M39])/10" office:value-type="float" office:value="123811.8" calcext:value-type="float">
            <text:p>123812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40:.M4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formula="of:=SUM([.D42:.M42])/10" office:value-type="float" office:value="126067.9" calcext:value-type="float">
            <text:p>126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formula="of:=SUM([.D43:.M43])/10" office:value-type="float" office:value="124777" calcext:value-type="float">
            <text:p>1247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138453" calcext:value-type="float">
            <text:p>138453</text:p>
          </table:table-cell>
          <table:table-cell office:value-type="float" office:value="102348" calcext:value-type="float">
            <text:p>102348</text:p>
          </table:table-cell>
          <table:table-cell office:value-type="float" office:value="129440" calcext:value-type="float">
            <text:p>129440</text:p>
          </table:table-cell>
          <table:table-cell office:value-type="float" office:value="105256" calcext:value-type="float">
            <text:p>105256</text:p>
          </table:table-cell>
          <table:table-cell office:value-type="float" office:value="131449" calcext:value-type="float">
            <text:p>131449</text:p>
          </table:table-cell>
          <table:table-cell office:value-type="float" office:value="112785" calcext:value-type="float">
            <text:p>112785</text:p>
          </table:table-cell>
          <table:table-cell office:value-type="float" office:value="117788" calcext:value-type="float">
            <text:p>117788</text:p>
          </table:table-cell>
          <table:table-cell office:value-type="float" office:value="131128" calcext:value-type="float">
            <text:p>131128</text:p>
          </table:table-cell>
          <table:table-cell office:value-type="float" office:value="136770" calcext:value-type="float">
            <text:p>136770</text:p>
          </table:table-cell>
          <table:table-cell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formula="of:=SUM([.D44:.M44])/10" office:value-type="float" office:value="122930.6" calcext:value-type="float">
            <text:p>122931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office:value-type="float" office:value="121677" calcext:value-type="float">
            <text:p>121677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185" calcext:value-type="float">
            <text:p>141185</text:p>
          </table:table-cell>
          <table:table-cell office:value-type="float" office:value="105500" calcext:value-type="float">
            <text:p>105500</text:p>
          </table:table-cell>
          <table:table-cell office:value-type="float" office:value="120852" calcext:value-type="float">
            <text:p>120852</text:p>
          </table:table-cell>
          <table:table-cell office:value-type="float" office:value="122246" calcext:value-type="float">
            <text:p>122246</text:p>
          </table:table-cell>
          <table:table-cell office:value-type="float" office:value="141612" calcext:value-type="float">
            <text:p>141612</text:p>
          </table:table-cell>
          <table:table-cell office:value-type="float" office:value="119904" calcext:value-type="float">
            <text:p>119904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formula="of:=SUM([.D46:.M46])/10" office:value-type="float" office:value="121150.3" calcext:value-type="float">
            <text:p>1211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office:value-type="float" office:value="129672" calcext:value-type="float">
            <text:p>129672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829" calcext:value-type="float">
            <text:p>100829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4889" calcext:value-type="float">
            <text:p>114889</text:p>
          </table:table-cell>
          <table:table-cell office:value-type="float" office:value="134161" calcext:value-type="float">
            <text:p>134161</text:p>
          </table:table-cell>
          <table:table-cell office:value-type="float" office:value="121355" calcext:value-type="float">
            <text:p>121355</text:p>
          </table:table-cell>
          <table:table-cell office:value-type="float" office:value="124985" calcext:value-type="float">
            <text:p>12498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office:value-type="float" office:value="129049" calcext:value-type="float">
            <text:p>129049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8343" calcext:value-type="float">
            <text:p>128343</text:p>
          </table:table-cell>
          <table:table-cell office:value-type="float" office:value="109959" calcext:value-type="float">
            <text:p>109959</text:p>
          </table:table-cell>
          <table:table-cell office:value-type="float" office:value="129161" calcext:value-type="float">
            <text:p>129161</text:p>
          </table:table-cell>
          <table:table-cell office:value-type="float" office:value="103430" calcext:value-type="float">
            <text:p>103430</text:p>
          </table:table-cell>
          <table:table-cell office:value-type="float" office:value="148037" calcext:value-type="float">
            <text:p>148037</text:p>
          </table:table-cell>
          <table:table-cell office:value-type="float" office:value="128279" calcext:value-type="float">
            <text:p>128279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formula="of:=SUM([.D49:.M49])/10" office:value-type="float" office:value="125092.2" calcext:value-type="float">
            <text:p>125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office:value-type="float" office:value="133862" calcext:value-type="float">
            <text:p>133862</text:p>
          </table:table-cell>
          <table:table-cell office:value-type="float" office:value="122389" calcext:value-type="float">
            <text:p>122389</text:p>
          </table:table-cell>
          <table:table-cell office:value-type="float" office:value="129758" calcext:value-type="float">
            <text:p>129758</text:p>
          </table:table-cell>
          <table:table-cell office:value-type="float" office:value="107115" calcext:value-type="float">
            <text:p>107115</text:p>
          </table:table-cell>
          <table:table-cell office:value-type="float" office:value="138695" calcext:value-type="float">
            <text:p>138695</text:p>
          </table:table-cell>
          <table:table-cell office:value-type="float" office:value="114282" calcext:value-type="float">
            <text:p>114282</text:p>
          </table:table-cell>
          <table:table-cell office:value-type="float" office:value="136605" calcext:value-type="float">
            <text:p>136605</text:p>
          </table:table-cell>
          <table:table-cell office:value-type="float" office:value="129804" calcext:value-type="float">
            <text:p>129804</text:p>
          </table:table-cell>
          <table:table-cell office:value-type="float" office:value="130472" calcext:value-type="float">
            <text:p>13047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formula="of:=SUM([.D50:.M50])/10" office:value-type="float" office:value="126699.5" calcext:value-type="float">
            <text:p>126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office:value-type="float" office:value="126171" calcext:value-type="float">
            <text:p>1261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35789" calcext:value-type="float">
            <text:p>135789</text:p>
          </table:table-cell>
          <table:table-cell office:value-type="float" office:value="101731" calcext:value-type="float">
            <text:p>101731</text:p>
          </table:table-cell>
          <table:table-cell office:value-type="float" office:value="138443" calcext:value-type="float">
            <text:p>138443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7122" calcext:value-type="float">
            <text:p>147122</text:p>
          </table:table-cell>
          <table:table-cell office:value-type="float" office:value="129949" calcext:value-type="float">
            <text:p>129949</text:p>
          </table:table-cell>
          <table:table-cell office:value-type="float" office:value="152555" calcext:value-type="float">
            <text:p>152555</text:p>
          </table:table-cell>
          <table:table-cell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formula="of:=SUM([.D51:.M51])/10" office:value-type="float" office:value="126343.9" calcext:value-type="float">
            <text:p>126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8879" calcext:value-type="float">
            <text:p>128879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0011" calcext:value-type="float">
            <text:p>12001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1409" calcext:value-type="float">
            <text:p>141409</text:p>
          </table:table-cell>
          <table:table-cell office:value-type="float" office:value="110838" calcext:value-type="float">
            <text:p>110838</text:p>
          </table:table-cell>
          <table:table-cell office:value-type="float" office:value="147375" calcext:value-type="float">
            <text:p>147375</text:p>
          </table:table-cell>
          <table:table-cell office:value-type="float" office:value="119895" calcext:value-type="float">
            <text:p>119895</text:p>
          </table:table-cell>
          <table:table-cell office:value-type="float" office:value="128519" calcext:value-type="float">
            <text:p>128519</text:p>
          </table:table-cell>
          <table:table-cell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formula="of:=SUM([.D52:.M52])/10" office:value-type="float" office:value="121142.9" calcext:value-type="float">
            <text:p>12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8472" calcext:value-type="float">
            <text:p>148472</text:p>
          </table:table-cell>
          <table:table-cell office:value-type="float" office:value="114672" calcext:value-type="float">
            <text:p>114672</text:p>
          </table:table-cell>
          <table:table-cell office:value-type="float" office:value="109986" calcext:value-type="float">
            <text:p>109986</text:p>
          </table:table-cell>
          <table:table-cell office:value-type="float" office:value="135910" calcext:value-type="float">
            <text:p>135910</text:p>
          </table:table-cell>
          <table:table-cell office:value-type="float" office:value="142459" calcext:value-type="float">
            <text:p>142459</text:p>
          </table:table-cell>
          <table:table-cell office:value-type="float" office:value="107983" calcext:value-type="float">
            <text:p>107983</text:p>
          </table:table-cell>
          <table:table-cell office:value-type="float" office:value="144180" calcext:value-type="float">
            <text:p>14418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29888" calcext:value-type="float">
            <text:p>129888</text:p>
          </table:table-cell>
          <table:table-cell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formula="of:=SUM([.D53:.M53])/10" office:value-type="float" office:value="125700.7" calcext:value-type="float">
            <text:p>125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office:value-type="float" office:value="124907" calcext:value-type="float">
            <text:p>124907</text:p>
          </table:table-cell>
          <table:table-cell table:number-columns-repeated="5"/>
          <table:table-cell table:formula="of:=SUM([.D54:.M5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22098" calcext:value-type="float">
            <text:p>122098</text:p>
          </table:table-cell>
          <table:table-cell table:number-columns-repeated="5"/>
          <table:table-cell table:formula="of:=SUM([.D55:.M55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34864" calcext:value-type="float">
            <text:p>134864</text:p>
          </table:table-cell>
          <table:table-cell office:value-type="float" office:value="113914" calcext:value-type="float">
            <text:p>113914</text:p>
          </table:table-cell>
          <table:table-cell office:value-type="float" office:value="125801" calcext:value-type="float">
            <text:p>125801</text:p>
          </table:table-cell>
          <table:table-cell office:value-type="float" office:value="123810" calcext:value-type="float">
            <text:p>123810</text:p>
          </table:table-cell>
          <table:table-cell office:value-type="float" office:value="130090" calcext:value-type="float">
            <text:p>130090</text:p>
          </table:table-cell>
          <table:table-cell office:value-type="float" office:value="115095" calcext:value-type="float">
            <text:p>115095</text:p>
          </table:table-cell>
          <table:table-cell office:value-type="float" office:value="146411" calcext:value-type="float">
            <text:p>146411</text:p>
          </table:table-cell>
          <table:table-cell office:value-type="float" office:value="116414" calcext:value-type="float">
            <text:p>116414</text:p>
          </table:table-cell>
          <table:table-cell office:value-type="float" office:value="154256" calcext:value-type="float">
            <text:p>154256</text:p>
          </table:table-cell>
          <table:table-cell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float" office:value="125231" calcext:value-type="float">
            <text:p>125231</text:p>
          </table:table-cell>
          <table:table-cell table:number-columns-repeated="5"/>
          <table:table-cell table:formula="of:=SUM([.D57:.M57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 table:number-columns-repeated="11"/>
          <table:table-cell office:value-type="float" office:value="125560" calcext:value-type="float">
            <text:p>125560</text:p>
          </table:table-cell>
          <table:table-cell table:number-columns-repeated="5"/>
          <table:table-cell table:formula="of:=SUM([.D58:.M58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9758" calcext:value-type="float">
            <text:p>129758</text:p>
          </table:table-cell>
          <table:table-cell office:value-type="float" office:value="122123" calcext:value-type="float">
            <text:p>122123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formula="of:=SUM([.D59:.M59])/10" office:value-type="float" office:value="126020" calcext:value-type="float">
            <text:p>126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12"/>
          <table:table-cell office:value-type="float" office:value="126113" calcext:value-type="float">
            <text:p>126113</text:p>
          </table:table-cell>
          <table:table-cell table:number-columns-repeated="5"/>
          <table:table-cell table:formula="of:=SUM([.D60:.M6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formula="of:=SUM([.D62:.M62])/10" office:value-type="float" office:value="127030.7" calcext:value-type="float">
            <text:p>127031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63:.M63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office:value-type="float" office:value="143136" calcext:value-type="float">
            <text:p>143136</text:p>
          </table:table-cell>
          <table:table-cell office:value-type="float" office:value="122647" calcext:value-type="float">
            <text:p>122647</text:p>
          </table:table-cell>
          <table:table-cell office:value-type="float" office:value="127031" calcext:value-type="float">
            <text:p>127031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08448" calcext:value-type="float">
            <text:p>108448</text:p>
          </table:table-cell>
          <table:table-cell office:value-type="float" office:value="137742" calcext:value-type="float">
            <text:p>137742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359" calcext:value-type="float">
            <text:p>126359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office:value-type="float" office:value="128693" calcext:value-type="float">
            <text:p>128693</text:p>
          </table:table-cell>
          <table:table-cell office:value-type="float" office:value="96344" calcext:value-type="float">
            <text:p>96344</text:p>
          </table:table-cell>
          <table:table-cell office:value-type="float" office:value="125453" calcext:value-type="float">
            <text:p>125453</text:p>
          </table:table-cell>
          <table:table-cell office:value-type="float" office:value="108639" calcext:value-type="float">
            <text:p>108639</text:p>
          </table:table-cell>
          <table:table-cell office:value-type="float" office:value="145319" calcext:value-type="float">
            <text:p>145319</text:p>
          </table:table-cell>
          <table:table-cell office:value-type="float" office:value="122885" calcext:value-type="float">
            <text:p>122885</text:p>
          </table:table-cell>
          <table:table-cell office:value-type="float" office:value="141029" calcext:value-type="float">
            <text:p>14102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4525" calcext:value-type="float">
            <text:p>124525</text:p>
          </table:table-cell>
          <table:table-cell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office:value-type="float" office:value="138223" calcext:value-type="float">
            <text:p>138223</text:p>
          </table:table-cell>
          <table:table-cell office:value-type="float" office:value="113557" calcext:value-type="float">
            <text:p>113557</text:p>
          </table:table-cell>
          <table:table-cell office:value-type="float" office:value="122524" calcext:value-type="float">
            <text:p>122524</text:p>
          </table:table-cell>
          <table:table-cell office:value-type="float" office:value="130725" calcext:value-type="float">
            <text:p>130725</text:p>
          </table:table-cell>
          <table:table-cell office:value-type="float" office:value="147647" calcext:value-type="float">
            <text:p>147647</text:p>
          </table:table-cell>
          <table:table-cell office:value-type="float" office:value="108052" calcext:value-type="float">
            <text:p>108052</text:p>
          </table:table-cell>
          <table:table-cell office:value-type="float" office:value="141698" calcext:value-type="float">
            <text:p>141698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6385" calcext:value-type="float">
            <text:p>126385</text:p>
          </table:table-cell>
          <table:table-cell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formula="of:=SUM([.D66:.M66])/10" office:value-type="float" office:value="126640.2" calcext:value-type="float">
            <text:p>1266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office:value-type="float" office:value="142250" calcext:value-type="float">
            <text:p>142250</text:p>
          </table:table-cell>
          <table:table-cell office:value-type="float" office:value="121955" calcext:value-type="float">
            <text:p>121955</text:p>
          </table:table-cell>
          <table:table-cell office:value-type="float" office:value="124590" calcext:value-type="float">
            <text:p>124590</text:p>
          </table:table-cell>
          <table:table-cell office:value-type="float" office:value="115819" calcext:value-type="float">
            <text:p>115819</text:p>
          </table:table-cell>
          <table:table-cell office:value-type="float" office:value="133423" calcext:value-type="float">
            <text:p>133423</text:p>
          </table:table-cell>
          <table:table-cell office:value-type="float" office:value="112412" calcext:value-type="float">
            <text:p>112412</text:p>
          </table:table-cell>
          <table:table-cell office:value-type="float" office:value="143383" calcext:value-type="float">
            <text:p>143383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8476" calcext:value-type="float">
            <text:p>128476</text:p>
          </table:table-cell>
          <table:table-cell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formula="of:=SUM([.D67:.M67])/10" office:value-type="float" office:value="126474.2" calcext:value-type="float">
            <text:p>1264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7139" calcext:value-type="float">
            <text:p>137139</text:p>
          </table:table-cell>
          <table:table-cell office:value-type="float" office:value="122758" calcext:value-type="float">
            <text:p>122758</text:p>
          </table:table-cell>
          <table:table-cell office:value-type="float" office:value="124590" calcext:value-type="float">
            <text:p>124590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13274" calcext:value-type="float">
            <text:p>113274</text:p>
          </table:table-cell>
          <table:table-cell office:value-type="float" office:value="145443" calcext:value-type="float">
            <text:p>145443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formula="of:=SUM([.D68:.M68])/10" office:value-type="float" office:value="127329.6" calcext:value-type="float">
            <text:p>12733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69:.M69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0:.M7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office:value-type="float" office:value="134670" calcext:value-type="float">
            <text:p>134670</text:p>
          </table:table-cell>
          <table:table-cell office:value-type="float" office:value="104128" calcext:value-type="float">
            <text:p>104128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3884" calcext:value-type="float">
            <text:p>123884</text:p>
          </table:table-cell>
          <table:table-cell office:value-type="float" office:value="139325" calcext:value-type="float">
            <text:p>139325</text:p>
          </table:table-cell>
          <table:table-cell office:value-type="float" office:value="119109" calcext:value-type="float">
            <text:p>119109</text:p>
          </table:table-cell>
          <table:table-cell office:value-type="float" office:value="146830" calcext:value-type="float">
            <text:p>146830</text:p>
          </table:table-cell>
          <table:table-cell office:value-type="float" office:value="143307" calcext:value-type="float">
            <text:p>143307</text:p>
          </table:table-cell>
          <table:table-cell office:value-type="float" office:value="144184" calcext:value-type="float">
            <text:p>144184</text:p>
          </table:table-cell>
          <table:table-cell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office:value-type="float" office:value="119251" calcext:value-type="float">
            <text:p>119251</text:p>
          </table:table-cell>
          <table:table-cell office:value-type="float" office:value="118861" calcext:value-type="float">
            <text:p>118861</text:p>
          </table:table-cell>
          <table:table-cell office:value-type="float" office:value="126935" calcext:value-type="float">
            <text:p>126935</text:p>
          </table:table-cell>
          <table:table-cell office:value-type="float" office:value="105461" calcext:value-type="float">
            <text:p>105461</text:p>
          </table:table-cell>
          <table:table-cell office:value-type="float" office:value="136454" calcext:value-type="float">
            <text:p>136454</text:p>
          </table:table-cell>
          <table:table-cell office:value-type="float" office:value="119961" calcext:value-type="float">
            <text:p>119961</text:p>
          </table:table-cell>
          <table:table-cell office:value-type="float" office:value="150999" calcext:value-type="float">
            <text:p>150999</text:p>
          </table:table-cell>
          <table:table-cell office:value-type="float" office:value="116381" calcext:value-type="float">
            <text:p>116381</text:p>
          </table:table-cell>
          <table:table-cell office:value-type="float" office:value="147696" calcext:value-type="float">
            <text:p>147696</text:p>
          </table:table-cell>
          <table:table-cell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formula="of:=SUM([.D72:.M72])/10" office:value-type="float" office:value="124726.7" calcext:value-type="float">
            <text:p>124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office:value-type="float" office:value="145877" calcext:value-type="float">
            <text:p>145877</text:p>
          </table:table-cell>
          <table:table-cell office:value-type="float" office:value="131565" calcext:value-type="float">
            <text:p>131565</text:p>
          </table:table-cell>
          <table:table-cell office:value-type="float" office:value="140932" calcext:value-type="float">
            <text:p>140932</text:p>
          </table:table-cell>
          <table:table-cell office:value-type="float" office:value="105601" calcext:value-type="float">
            <text:p>105601</text:p>
          </table:table-cell>
          <table:table-cell office:value-type="float" office:value="140762" calcext:value-type="float">
            <text:p>140762</text:p>
          </table:table-cell>
          <table:table-cell office:value-type="float" office:value="126283" calcext:value-type="float">
            <text:p>126283</text:p>
          </table:table-cell>
          <table:table-cell office:value-type="float" office:value="137648" calcext:value-type="float">
            <text:p>137648</text:p>
          </table:table-cell>
          <table:table-cell office:value-type="float" office:value="129737" calcext:value-type="float">
            <text:p>129737</text:p>
          </table:table-cell>
          <table:table-cell office:value-type="float" office:value="136673" calcext:value-type="float">
            <text:p>136673</text:p>
          </table:table-cell>
          <table:table-cell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 table:number-columns-repeated="11"/>
          <table:table-cell office:value-type="float" office:value="126718" calcext:value-type="float">
            <text:p>126718</text:p>
          </table:table-cell>
          <table:table-cell table:number-columns-repeated="5"/>
          <table:table-cell table:formula="of:=SUM([.D74:.M7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5:.M75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  <table:table-cell table:formula="of:=SUM([.D76:.M76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office:value-type="float" office:value="135977" calcext:value-type="float">
            <text:p>13597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5649" calcext:value-type="float">
            <text:p>105649</text:p>
          </table:table-cell>
          <table:table-cell office:value-type="float" office:value="137928" calcext:value-type="float">
            <text:p>137928</text:p>
          </table:table-cell>
          <table:table-cell office:value-type="float" office:value="129657" calcext:value-type="float">
            <text:p>129657</text:p>
          </table:table-cell>
          <table:table-cell office:value-type="float" office:value="149263" calcext:value-type="float">
            <text:p>149263</text:p>
          </table:table-cell>
          <table:table-cell office:value-type="float" office:value="122913" calcext:value-type="float">
            <text:p>122913</text:p>
          </table:table-cell>
          <table:table-cell office:value-type="float" office:value="151558" calcext:value-type="float">
            <text:p>151558</text:p>
          </table:table-cell>
          <table:table-cell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office:value-type="float" office:value="142922" calcext:value-type="float">
            <text:p>142922</text:p>
          </table:table-cell>
          <table:table-cell office:value-type="float" office:value="124117" calcext:value-type="float">
            <text:p>124117</text:p>
          </table:table-cell>
          <table:table-cell office:value-type="float" office:value="143094" calcext:value-type="float">
            <text:p>143094</text:p>
          </table:table-cell>
          <table:table-cell office:value-type="float" office:value="102012" calcext:value-type="float">
            <text:p>102012</text:p>
          </table:table-cell>
          <table:table-cell office:value-type="float" office:value="125798" calcext:value-type="float">
            <text:p>125798</text:p>
          </table:table-cell>
          <table:table-cell office:value-type="float" office:value="122004" calcext:value-type="float">
            <text:p>122004</text:p>
          </table:table-cell>
          <table:table-cell office:value-type="float" office:value="142942" calcext:value-type="float">
            <text:p>142942</text:p>
          </table:table-cell>
          <table:table-cell office:value-type="float" office:value="120645" calcext:value-type="float">
            <text:p>120645</text:p>
          </table:table-cell>
          <table:table-cell office:value-type="float" office:value="147432" calcext:value-type="float">
            <text:p>147432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formula="of:=SUM([.D78:.M78])/10" office:value-type="float" office:value="128292.3" calcext:value-type="float">
            <text:p>128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office:value-type="float" office:value="133348" calcext:value-type="float">
            <text:p>133348</text:p>
          </table:table-cell>
          <table:table-cell office:value-type="float" office:value="121571" calcext:value-type="float">
            <text:p>121571</text:p>
          </table:table-cell>
          <table:table-cell office:value-type="float" office:value="132393" calcext:value-type="float">
            <text:p>132393</text:p>
          </table:table-cell>
          <table:table-cell office:value-type="float" office:value="100849" calcext:value-type="float">
            <text:p>100849</text:p>
          </table:table-cell>
          <table:table-cell office:value-type="float" office:value="133134" calcext:value-type="float">
            <text:p>133134</text:p>
          </table:table-cell>
          <table:table-cell office:value-type="float" office:value="123395" calcext:value-type="float">
            <text:p>123395</text:p>
          </table:table-cell>
          <table:table-cell office:value-type="float" office:value="148603" calcext:value-type="float">
            <text:p>148603</text:p>
          </table:table-cell>
          <table:table-cell office:value-type="float" office:value="112677" calcext:value-type="float">
            <text:p>112677</text:p>
          </table:table-cell>
          <table:table-cell office:value-type="float" office:value="153023" calcext:value-type="float">
            <text:p>153023</text:p>
          </table:table-cell>
          <table:table-cell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0:.M8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office:value-type="float" office:value="145188" calcext:value-type="float">
            <text:p>145188</text:p>
          </table:table-cell>
          <table:table-cell office:value-type="float" office:value="114623" calcext:value-type="float">
            <text:p>114623</text:p>
          </table:table-cell>
          <table:table-cell office:value-type="float" office:value="127415" calcext:value-type="float">
            <text:p>127415</text:p>
          </table:table-cell>
          <table:table-cell office:value-type="float" office:value="104396" calcext:value-type="float">
            <text:p>104396</text:p>
          </table:table-cell>
          <table:table-cell office:value-type="float" office:value="132801" calcext:value-type="float">
            <text:p>132801</text:p>
          </table:table-cell>
          <table:table-cell office:value-type="float" office:value="123607" calcext:value-type="float">
            <text:p>123607</text:p>
          </table:table-cell>
          <table:table-cell office:value-type="float" office:value="144930" calcext:value-type="float">
            <text:p>144930</text:p>
          </table:table-cell>
          <table:table-cell office:value-type="float" office:value="124597" calcext:value-type="float">
            <text:p>124597</text:p>
          </table:table-cell>
          <table:table-cell office:value-type="float" office:value="138175" calcext:value-type="float">
            <text:p>138175</text:p>
          </table:table-cell>
          <table:table-cell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2:.M82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office:value-type="float" office:value="125885" calcext:value-type="float">
            <text:p>125885</text:p>
          </table:table-cell>
          <table:table-cell office:value-type="float" office:value="114065" calcext:value-type="float">
            <text:p>114065</text:p>
          </table:table-cell>
          <table:table-cell office:value-type="float" office:value="140693" calcext:value-type="float">
            <text:p>140693</text:p>
          </table:table-cell>
          <table:table-cell office:value-type="float" office:value="111850" calcext:value-type="float">
            <text:p>111850</text:p>
          </table:table-cell>
          <table:table-cell office:value-type="float" office:value="139489" calcext:value-type="float">
            <text:p>139489</text:p>
          </table:table-cell>
          <table:table-cell office:value-type="float" office:value="119378" calcext:value-type="float">
            <text:p>119378</text:p>
          </table:table-cell>
          <table:table-cell office:value-type="float" office:value="141479" calcext:value-type="float">
            <text:p>141479</text:p>
          </table:table-cell>
          <table:table-cell office:value-type="float" office:value="114172" calcext:value-type="float">
            <text:p>114172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12" office:value-type="float" office:value="128981" calcext:value-type="float">
            <text:p>128981</text:p>
          </table:table-cell>
          <table:table-cell table:style-name="ce12" table:number-columns-repeated="3"/>
          <table:table-cell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84:.M8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office:value-type="float" office:value="130443" calcext:value-type="float">
            <text:p>130443</text:p>
          </table:table-cell>
          <table:table-cell office:value-type="float" office:value="111651" calcext:value-type="float">
            <text:p>111651</text:p>
          </table:table-cell>
          <table:table-cell office:value-type="float" office:value="129998" calcext:value-type="float">
            <text:p>129998</text:p>
          </table:table-cell>
          <table:table-cell office:value-type="float" office:value="110782" calcext:value-type="float">
            <text:p>110782</text:p>
          </table:table-cell>
          <table:table-cell office:value-type="float" office:value="130753" calcext:value-type="float">
            <text:p>130753</text:p>
          </table:table-cell>
          <table:table-cell office:value-type="float" office:value="109068" calcext:value-type="float">
            <text:p>109068</text:p>
          </table:table-cell>
          <table:table-cell office:value-type="float" office:value="150535" calcext:value-type="float">
            <text:p>150535</text:p>
          </table:table-cell>
          <table:table-cell office:value-type="float" office:value="118405" calcext:value-type="float">
            <text:p>118405</text:p>
          </table:table-cell>
          <table:table-cell office:value-type="float" office:value="138360" calcext:value-type="float">
            <text:p>138360</text:p>
          </table:table-cell>
          <table:table-cell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formula="of:=SUM([.D85:.M85])/10" office:value-type="float" office:value="123545.7" calcext:value-type="float">
            <text:p>12354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office:value-type="float" office:value="125779" calcext:value-type="float">
            <text:p>125779</text:p>
          </table:table-cell>
          <table:table-cell office:value-type="float" office:value="122075" calcext:value-type="float">
            <text:p>122075</text:p>
          </table:table-cell>
          <table:table-cell office:value-type="float" office:value="137743" calcext:value-type="float">
            <text:p>137743</text:p>
          </table:table-cell>
          <table:table-cell office:value-type="float" office:value="107194" calcext:value-type="float">
            <text:p>107194</text:p>
          </table:table-cell>
          <table:table-cell office:value-type="float" office:value="130579" calcext:value-type="float">
            <text:p>130579</text:p>
          </table:table-cell>
          <table:table-cell office:value-type="float" office:value="111121" calcext:value-type="float">
            <text:p>111121</text:p>
          </table:table-cell>
          <table:table-cell office:value-type="float" office:value="154378" calcext:value-type="float">
            <text:p>154378</text:p>
          </table:table-cell>
          <table:table-cell office:value-type="float" office:value="121766" calcext:value-type="float">
            <text:p>121766</text:p>
          </table:table-cell>
          <table:table-cell office:value-type="float" office:value="139439" calcext:value-type="float">
            <text:p>139439</text:p>
          </table:table-cell>
          <table:table-cell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formula="of:=SUM([.D86:.M86])/10" office:value-type="float" office:value="125449.2" calcext:value-type="float">
            <text:p>12544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37291" calcext:value-type="float">
            <text:p>137291</text:p>
          </table:table-cell>
          <table:table-cell office:value-type="float" office:value="119741" calcext:value-type="float">
            <text:p>119741</text:p>
          </table:table-cell>
          <table:table-cell office:value-type="float" office:value="132566" calcext:value-type="float">
            <text:p>132566</text:p>
          </table:table-cell>
          <table:table-cell office:value-type="float" office:value="100649" calcext:value-type="float">
            <text:p>100649</text:p>
          </table:table-cell>
          <table:table-cell office:value-type="float" office:value="139720" calcext:value-type="float">
            <text:p>139720</text:p>
          </table:table-cell>
          <table:table-cell office:value-type="float" office:value="113088" calcext:value-type="float">
            <text:p>113088</text:p>
          </table:table-cell>
          <table:table-cell office:value-type="float" office:value="144945" calcext:value-type="float">
            <text:p>144945</text:p>
          </table:table-cell>
          <table:table-cell office:value-type="float" office:value="116064" calcext:value-type="float">
            <text:p>116064</text:p>
          </table:table-cell>
          <table:table-cell office:value-type="float" office:value="144849" calcext:value-type="float">
            <text:p>144849</text:p>
          </table:table-cell>
          <table:table-cell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formula="of:=SUM([.D87:.M87])/10" office:value-type="float" office:value="125808.1" calcext:value-type="float">
            <text:p>1258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136541" calcext:value-type="float">
            <text:p>136541</text:p>
          </table:table-cell>
          <table:table-cell office:value-type="float" office:value="115957" calcext:value-type="float">
            <text:p>115957</text:p>
          </table:table-cell>
          <table:table-cell office:value-type="float" office:value="132806" calcext:value-type="float">
            <text:p>132806</text:p>
          </table:table-cell>
          <table:table-cell office:value-type="float" office:value="120739" calcext:value-type="float">
            <text:p>120739</text:p>
          </table:table-cell>
          <table:table-cell office:value-type="float" office:value="142520" calcext:value-type="float">
            <text:p>142520</text:p>
          </table:table-cell>
          <table:table-cell office:value-type="float" office:value="116809" calcext:value-type="float">
            <text:p>116809</text:p>
          </table:table-cell>
          <table:table-cell office:value-type="float" office:value="143395" calcext:value-type="float">
            <text:p>143395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8386" calcext:value-type="float">
            <text:p>148386</text:p>
          </table:table-cell>
          <table:table-cell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31256" calcext:value-type="float">
            <text:p>131256</text:p>
          </table:table-cell>
          <table:table-cell office:value-type="float" office:value="114682" calcext:value-type="float">
            <text:p>114682</text:p>
          </table:table-cell>
          <table:table-cell office:value-type="float" office:value="135932" calcext:value-type="float">
            <text:p>135932</text:p>
          </table:table-cell>
          <table:table-cell office:value-type="float" office:value="109670" calcext:value-type="float">
            <text:p>109670</text:p>
          </table:table-cell>
          <table:table-cell office:value-type="float" office:value="138601" calcext:value-type="float">
            <text:p>138601</text:p>
          </table:table-cell>
          <table:table-cell office:value-type="float" office:value="124290" calcext:value-type="float">
            <text:p>124290</text:p>
          </table:table-cell>
          <table:table-cell office:value-type="float" office:value="145790" calcext:value-type="float">
            <text:p>145790</text:p>
          </table:table-cell>
          <table:table-cell office:value-type="float" office:value="118607" calcext:value-type="float">
            <text:p>118607</text:p>
          </table:table-cell>
          <table:table-cell office:value-type="float" office:value="143523" calcext:value-type="float">
            <text:p>143523</text:p>
          </table:table-cell>
          <table:table-cell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formula="of:=SUM([.D89:.M89])/10" office:value-type="float" office:value="128309.7" calcext:value-type="float">
            <text:p>12831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131009" calcext:value-type="float">
            <text:p>131009</text:p>
          </table:table-cell>
          <table:table-cell office:value-type="float" office:value="119308" calcext:value-type="float">
            <text:p>119308</text:p>
          </table:table-cell>
          <table:table-cell office:value-type="float" office:value="137251" calcext:value-type="float">
            <text:p>137251</text:p>
          </table:table-cell>
          <table:table-cell office:value-type="float" office:value="119320" calcext:value-type="float">
            <text:p>119320</text:p>
          </table:table-cell>
          <table:table-cell office:value-type="float" office:value="136128" calcext:value-type="float">
            <text:p>136128</text:p>
          </table:table-cell>
          <table:table-cell office:value-type="float" office:value="117914" calcext:value-type="float">
            <text:p>117914</text:p>
          </table:table-cell>
          <table:table-cell office:value-type="float" office:value="140506" calcext:value-type="float">
            <text:p>140506</text:p>
          </table:table-cell>
          <table:table-cell office:value-type="float" office:value="118362" calcext:value-type="float">
            <text:p>118362</text:p>
          </table:table-cell>
          <table:table-cell office:value-type="float" office:value="152015" calcext:value-type="float">
            <text:p>152015</text:p>
          </table:table-cell>
          <table:table-cell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formula="of:=SUM([.D90:.M90])/10" office:value-type="float" office:value="129578.3" calcext:value-type="float">
            <text:p>12957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27883" calcext:value-type="float">
            <text:p>127883</text:p>
          </table:table-cell>
          <table:table-cell office:value-type="float" office:value="118995" calcext:value-type="float">
            <text:p>118995</text:p>
          </table:table-cell>
          <table:table-cell office:value-type="float" office:value="136249" calcext:value-type="float">
            <text:p>136249</text:p>
          </table:table-cell>
          <table:table-cell office:value-type="float" office:value="115969" calcext:value-type="float">
            <text:p>115969</text:p>
          </table:table-cell>
          <table:table-cell office:value-type="float" office:value="137843" calcext:value-type="float">
            <text:p>137843</text:p>
          </table:table-cell>
          <table:table-cell office:value-type="float" office:value="120030" calcext:value-type="float">
            <text:p>120030</text:p>
          </table:table-cell>
          <table:table-cell office:value-type="float" office:value="140628" calcext:value-type="float">
            <text:p>140628</text:p>
          </table:table-cell>
          <table:table-cell office:value-type="float" office:value="117675" calcext:value-type="float">
            <text:p>117675</text:p>
          </table:table-cell>
          <table:table-cell office:value-type="float" office:value="146419" calcext:value-type="float">
            <text:p>146419</text:p>
          </table:table-cell>
          <table:table-cell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formula="of:=SUM([.D91:.M91])/10" office:value-type="float" office:value="128909.4" calcext:value-type="float">
            <text:p>12890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128560" calcext:value-type="float">
            <text:p>128560</text:p>
          </table:table-cell>
          <table:table-cell office:value-type="float" office:value="121642" calcext:value-type="float">
            <text:p>121642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1677" calcext:value-type="float">
            <text:p>111677</text:p>
          </table:table-cell>
          <table:table-cell office:value-type="float" office:value="138541" calcext:value-type="float">
            <text:p>138541</text:p>
          </table:table-cell>
          <table:table-cell office:value-type="float" office:value="121825" calcext:value-type="float">
            <text:p>121825</text:p>
          </table:table-cell>
          <table:table-cell office:value-type="float" office:value="148504" calcext:value-type="float">
            <text:p>148504</text:p>
          </table:table-cell>
          <table:table-cell office:value-type="float" office:value="119672" calcext:value-type="float">
            <text:p>119672</text:p>
          </table:table-cell>
          <table:table-cell office:value-type="float" office:value="147319" calcext:value-type="float">
            <text:p>147319</text:p>
          </table:table-cell>
          <table:table-cell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formula="of:=SUM([.D92:.M92])/10" office:value-type="float" office:value="129756.5" calcext:value-type="float">
            <text:p>12975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office:value-type="float" office:value="127869" calcext:value-type="float">
            <text:p>127869</text:p>
          </table:table-cell>
          <table:table-cell office:value-type="float" office:value="113831" calcext:value-type="float">
            <text:p>113831</text:p>
          </table:table-cell>
          <table:table-cell office:value-type="float" office:value="138669" calcext:value-type="float">
            <text:p>138669</text:p>
          </table:table-cell>
          <table:table-cell office:value-type="float" office:value="112425" calcext:value-type="float">
            <text:p>112425</text:p>
          </table:table-cell>
          <table:table-cell office:value-type="float" office:value="138561" calcext:value-type="float">
            <text:p>138561</text:p>
          </table:table-cell>
          <table:table-cell office:value-type="float" office:value="119955" calcext:value-type="float">
            <text:p>119955</text:p>
          </table:table-cell>
          <table:table-cell office:value-type="float" office:value="138675" calcext:value-type="float">
            <text:p>138675</text:p>
          </table:table-cell>
          <table:table-cell office:value-type="float" office:value="116007" calcext:value-type="float">
            <text:p>116007</text:p>
          </table:table-cell>
          <table:table-cell office:value-type="float" office:value="146760" calcext:value-type="float">
            <text:p>146760</text:p>
          </table:table-cell>
          <table:table-cell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formula="of:=SUM([.D93:.M93])/10" office:value-type="float" office:value="128259.7" calcext:value-type="float">
            <text:p>12826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office:value-type="float" office:value="130167" calcext:value-type="float">
            <text:p>130167</text:p>
          </table:table-cell>
          <table:table-cell office:value-type="float" office:value="122060" calcext:value-type="float">
            <text:p>122060</text:p>
          </table:table-cell>
          <table:table-cell office:value-type="float" office:value="134573" calcext:value-type="float">
            <text:p>134573</text:p>
          </table:table-cell>
          <table:table-cell office:value-type="float" office:value="120195" calcext:value-type="float">
            <text:p>120195</text:p>
          </table:table-cell>
          <table:table-cell office:value-type="float" office:value="138489" calcext:value-type="float">
            <text:p>138489</text:p>
          </table:table-cell>
          <table:table-cell office:value-type="float" office:value="118420" calcext:value-type="float">
            <text:p>118420</text:p>
          </table:table-cell>
          <table:table-cell office:value-type="float" office:value="140234" calcext:value-type="float">
            <text:p>140234</text:p>
          </table:table-cell>
          <table:table-cell office:value-type="float" office:value="120403" calcext:value-type="float">
            <text:p>120403</text:p>
          </table:table-cell>
          <table:table-cell office:value-type="float" office:value="147079" calcext:value-type="float">
            <text:p>147079</text:p>
          </table:table-cell>
          <table:table-cell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formula="of:=SUM([.D94:.M94])/10" office:value-type="float" office:value="130022.3" calcext:value-type="float">
            <text:p>13002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18001" calcext:value-type="float">
            <text:p>118001</text:p>
          </table:table-cell>
          <table:table-cell office:value-type="float" office:value="136750" calcext:value-type="float">
            <text:p>136750</text:p>
          </table:table-cell>
          <table:table-cell office:value-type="float" office:value="114398" calcext:value-type="float">
            <text:p>114398</text:p>
          </table:table-cell>
          <table:table-cell office:value-type="float" office:value="136584" calcext:value-type="float">
            <text:p>136584</text:p>
          </table:table-cell>
          <table:table-cell office:value-type="float" office:value="129646" calcext:value-type="float">
            <text:p>129646</text:p>
          </table:table-cell>
          <table:table-cell office:value-type="float" office:value="149643" calcext:value-type="float">
            <text:p>149643</text:p>
          </table:table-cell>
          <table:table-cell office:value-type="float" office:value="119861" calcext:value-type="float">
            <text:p>119861</text:p>
          </table:table-cell>
          <table:table-cell office:value-type="float" office:value="141663" calcext:value-type="float">
            <text:p>141663</text:p>
          </table:table-cell>
          <table:table-cell office:value-type="float" office:value="81100" calcext:value-type="float">
            <text:p>81100</text:p>
          </table:table-cell>
          <table:table-cell table:number-columns-repeated="6"/>
          <table:table-cell table:formula="of:=SUM([.D95:.M95])/10" office:value-type="float" office:value="125631.3" calcext:value-type="float">
            <text:p>125631</text:p>
          </table:table-cell>
          <table:table-cell table:style-name="Default" office:value-type="string" calcext:value-type="string">
            <text:p>Bugged, stuck if bestPump too far</text:p>
          </table:table-cell>
          <table:table-cell table:number-columns-repeated="4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63" calcext:value-type="float">
            <text:p>141663</text:p>
          </table:table-cell>
          <table:table-cell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formula="of:=SUM([.D96:.M96])/10" office:value-type="float" office:value="129092.8" calcext:value-type="float">
            <text:p>12909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office:value-type="float" office:value="129099" calcext:value-type="float">
            <text:p>129099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33" calcext:value-type="float">
            <text:p>141633</text:p>
          </table:table-cell>
          <table:table-cell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formula="of:=SUM([.D97:.M97])/10" office:value-type="float" office:value="128316" calcext:value-type="float">
            <text:p>1283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office:value-type="float" office:value="133916" calcext:value-type="float">
            <text:p>133916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50459" calcext:value-type="float">
            <text:p>150459</text:p>
          </table:table-cell>
          <table:table-cell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formula="of:=SUM([.D98:.M98])/10" office:value-type="float" office:value="129680.3" calcext:value-type="float">
            <text:p>12968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office:value-type="float" office:value="124977" calcext:value-type="float">
            <text:p>124977</text:p>
          </table:table-cell>
          <table:table-cell office:value-type="float" office:value="120550" calcext:value-type="float">
            <text:p>120550</text:p>
          </table:table-cell>
          <table:table-cell office:value-type="float" office:value="139351" calcext:value-type="float">
            <text:p>139351</text:p>
          </table:table-cell>
          <table:table-cell office:value-type="float" office:value="121042" calcext:value-type="float">
            <text:p>121042</text:p>
          </table:table-cell>
          <table:table-cell office:value-type="float" office:value="142520" calcext:value-type="float">
            <text:p>142520</text:p>
          </table:table-cell>
          <table:table-cell office:value-type="float" office:value="121421" calcext:value-type="float">
            <text:p>121421</text:p>
          </table:table-cell>
          <table:table-cell office:value-type="float" office:value="145546" calcext:value-type="float">
            <text:p>145546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formula="of:=SUM([.D99:.M99])/10" office:value-type="float" office:value="130394.6" calcext:value-type="float">
            <text:p>13039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office:value-type="float" office:value="127952" calcext:value-type="float">
            <text:p>127952</text:p>
          </table:table-cell>
          <table:table-cell office:value-type="float" office:value="118900" calcext:value-type="float">
            <text:p>118900</text:p>
          </table:table-cell>
          <table:table-cell office:value-type="float" office:value="127728" calcext:value-type="float">
            <text:p>127728</text:p>
          </table:table-cell>
          <table:table-cell office:value-type="float" office:value="120739" calcext:value-type="float">
            <text:p>120739</text:p>
          </table:table-cell>
          <table:table-cell office:value-type="float" office:value="142520" calcext:value-type="float">
            <text:p>142520</text:p>
          </table:table-cell>
          <table:table-cell office:value-type="float" office:value="121421" calcext:value-type="float">
            <text:p>121421</text:p>
          </table:table-cell>
          <table:table-cell office:value-type="float" office:value="145546" calcext:value-type="float">
            <text:p>145546</text:p>
          </table:table-cell>
          <table:table-cell office:value-type="float" office:value="117253" calcext:value-type="float">
            <text:p>117253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 table:number-columns-repeated="17"/>
          <table:table-cell table:formula="of:=SUM([.D101:.M101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02:.M102])/10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6k90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office:value-type="float" office:value="137902" calcext:value-type="float">
            <text:p>137902</text:p>
          </table:table-cell>
          <table:table-cell office:value-type="float" office:value="111482" calcext:value-type="float">
            <text:p>111482</text:p>
          </table:table-cell>
          <table:table-cell office:value-type="float" office:value="134512" calcext:value-type="float">
            <text:p>134512</text:p>
          </table:table-cell>
          <table:table-cell office:value-type="float" office:value="104355" calcext:value-type="float">
            <text:p>104355</text:p>
          </table:table-cell>
          <table:table-cell office:value-type="float" office:value="130715" calcext:value-type="float">
            <text:p>130715</text:p>
          </table:table-cell>
          <table:table-cell office:value-type="float" office:value="121380" calcext:value-type="float">
            <text:p>121380</text:p>
          </table:table-cell>
          <table:table-cell office:value-type="float" office:value="145396" calcext:value-type="float">
            <text:p>145396</text:p>
          </table:table-cell>
          <table:table-cell office:value-type="float" office:value="118263" calcext:value-type="float">
            <text:p>118263</text:p>
          </table:table-cell>
          <table:table-cell office:value-type="float" office:value="151509" calcext:value-type="float">
            <text:p>151509</text:p>
          </table:table-cell>
          <table:table-cell office:value-type="float" office:value="103961" calcext:value-type="float">
            <text:p>103961</text:p>
          </table:table-cell>
          <table:table-cell table:number-columns-repeated="6"/>
          <table:table-cell table:formula="of:=SUM([.D103:.M103])/10" office:value-type="float" office:value="125947.5" calcext:value-type="float">
            <text:p>125948</text:p>
          </table:table-cell>
          <table:table-cell table:style-name="Default"/>
          <table:table-cell table:number-columns-repeated="2"/>
          <table:table-cell office:value-type="string" calcext:value-type="string">
            <text:p>6k400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office:value-type="string" calcext:value-type="string">
            <text:p>SAME AS ABOVE</text:p>
          </table:table-cell>
          <table:table-cell table:number-columns-repeated="15"/>
          <table:table-cell table:formula="of:=SUM([.D104:.M104])/10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0k30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office:value-type="float" office:value="140713" calcext:value-type="float">
            <text:p>140713</text:p>
          </table:table-cell>
          <table:table-cell office:value-type="float" office:value="122362" calcext:value-type="float">
            <text:p>122362</text:p>
          </table:table-cell>
          <table:table-cell office:value-type="float" office:value="137081" calcext:value-type="float">
            <text:p>137081</text:p>
          </table:table-cell>
          <table:table-cell office:value-type="float" office:value="101099" calcext:value-type="float">
            <text:p>101099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3295" calcext:value-type="float">
            <text:p>143295</text:p>
          </table:table-cell>
          <table:table-cell office:value-type="float" office:value="130574" calcext:value-type="float">
            <text:p>130574</text:p>
          </table:table-cell>
          <table:table-cell office:value-type="float" office:value="130622" calcext:value-type="float">
            <text:p>130622</text:p>
          </table:table-cell>
          <table:table-cell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formula="of:=SUM([.D105:.M105])/10" office:value-type="float" office:value="129332.4" calcext:value-type="float">
            <text:p>129332</text:p>
          </table:table-cell>
          <table:table-cell table:style-name="Default"/>
          <table:table-cell table:number-columns-repeated="2"/>
          <table:table-cell office:value-type="string" calcext:value-type="string">
            <text:p>10k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 table:number-columns-repeated="17"/>
          <table:table-cell table:formula="of:=SUM([.D106:.M106])/10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0k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office:value-type="float" office:value="148292" calcext:value-type="float">
            <text:p>148292</text:p>
          </table:table-cell>
          <table:table-cell office:value-type="float" office:value="125017" calcext:value-type="float">
            <text:p>125017</text:p>
          </table:table-cell>
          <table:table-cell office:value-type="float" office:value="137081" calcext:value-type="float">
            <text:p>137081</text:p>
          </table:table-cell>
          <table:table-cell office:value-type="float" office:value="101099" calcext:value-type="float">
            <text:p>101099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50551" calcext:value-type="float">
            <text:p>150551</text:p>
          </table:table-cell>
          <table:table-cell office:value-type="float" office:value="127269" calcext:value-type="float">
            <text:p>127269</text:p>
          </table:table-cell>
          <table:table-cell office:value-type="float" office:value="136240" calcext:value-type="float">
            <text:p>136240</text:p>
          </table:table-cell>
          <table:table-cell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formula="of:=SUM([.D107:.M107])/10" office:value-type="float" office:value="131634.6" calcext:value-type="float">
            <text:p>13163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office:value-type="float" office:value="158749" calcext:value-type="float">
            <text:p>158749</text:p>
          </table:table-cell>
          <table:table-cell office:value-type="float" office:value="113851" calcext:value-type="float">
            <text:p>113851</text:p>
          </table:table-cell>
          <table:table-cell office:value-type="float" office:value="146258" calcext:value-type="float">
            <text:p>146258</text:p>
          </table:table-cell>
          <table:table-cell office:value-type="float" office:value="99527" calcext:value-type="float">
            <text:p>99527</text:p>
          </table:table-cell>
          <table:table-cell office:value-type="float" office:value="134122" calcext:value-type="float">
            <text:p>134122</text:p>
          </table:table-cell>
          <table:table-cell office:value-type="float" office:value="126745" calcext:value-type="float">
            <text:p>126745</text:p>
          </table:table-cell>
          <table:table-cell office:value-type="float" office:value="143424" calcext:value-type="float">
            <text:p>143424</text:p>
          </table:table-cell>
          <table:table-cell office:value-type="float" office:value="122177" calcext:value-type="float">
            <text:p>122177</text:p>
          </table:table-cell>
          <table:table-cell office:value-type="float" office:value="139077" calcext:value-type="float">
            <text:p>139077</text:p>
          </table:table-cell>
          <table:table-cell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formula="of:=SUM([.D108:.M108])/10" office:value-type="float" office:value="129363.4" calcext:value-type="float">
            <text:p>12936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44503" calcext:value-type="float">
            <text:p>144503</text:p>
          </table:table-cell>
          <table:table-cell office:value-type="float" office:value="113851" calcext:value-type="float">
            <text:p>113851</text:p>
          </table:table-cell>
          <table:table-cell office:value-type="float" office:value="135464" calcext:value-type="float">
            <text:p>135464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3021" calcext:value-type="float">
            <text:p>133021</text:p>
          </table:table-cell>
          <table:table-cell office:value-type="float" office:value="126745" calcext:value-type="float">
            <text:p>126745</text:p>
          </table:table-cell>
          <table:table-cell office:value-type="float" office:value="143424" calcext:value-type="float">
            <text:p>143424</text:p>
          </table:table-cell>
          <table:table-cell office:value-type="float" office:value="122177" calcext:value-type="float">
            <text:p>122177</text:p>
          </table:table-cell>
          <table:table-cell office:value-type="float" office:value="148556" calcext:value-type="float">
            <text:p>148556</text:p>
          </table:table-cell>
          <table:table-cell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formula="of:=SUM([.D109:.M109])/10" office:value-type="float" office:value="128901.6" calcext:value-type="float">
            <text:p>12890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office:value-type="float" office:value="126684" calcext:value-type="float">
            <text:p>126684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89571" calcext:value-type="float">
            <text:p>89571</text:p>
          </table:table-cell>
          <table:table-cell office:value-type="float" office:value="102572" calcext:value-type="float">
            <text:p>102572</text:p>
          </table:table-cell>
          <table:table-cell office:value-type="float" office:value="159464" calcext:value-type="float">
            <text:p>159464</text:p>
          </table:table-cell>
          <table:table-cell office:value-type="float" office:value="109000" calcext:value-type="float">
            <text:p>109000</text:p>
          </table:table-cell>
          <table:table-cell table:number-columns-repeated="6"/>
          <table:table-cell table:formula="of:=SUM([.D110:.M110])/10" office:value-type="float" office:value="124550.9" calcext:value-type="float">
            <text:p>124551</text:p>
          </table:table-cell>
          <table:table-cell table:style-name="Default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office:value-type="float" office:value="147210" calcext:value-type="float">
            <text:p>14721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1236" calcext:value-type="float">
            <text:p>141236</text:p>
          </table:table-cell>
          <table:table-cell office:value-type="float" office:value="95615" calcext:value-type="float">
            <text:p>95615</text:p>
          </table:table-cell>
          <table:table-cell office:value-type="float" office:value="159464" calcext:value-type="float">
            <text:p>159464</text:p>
          </table:table-cell>
          <table:table-cell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formula="of:=SUM([.D111:.M111])/10" office:value-type="float" office:value="123380.3" calcext:value-type="float">
            <text:p>12338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office:value-type="float" office:value="147210" calcext:value-type="float">
            <text:p>14721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37081" calcext:value-type="float">
            <text:p>137081</text:p>
          </table:table-cell>
          <table:table-cell office:value-type="float" office:value="111135" calcext:value-type="float">
            <text:p>111135</text:p>
          </table:table-cell>
          <table:table-cell office:value-type="float" office:value="142038" calcext:value-type="float">
            <text:p>142038</text:p>
          </table:table-cell>
          <table:table-cell office:value-type="float" office:value="137970" calcext:value-type="float">
            <text:p>137970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6269" calcext:value-type="float">
            <text:p>126269</text:p>
          </table:table-cell>
          <table:table-cell office:value-type="float" office:value="159464" calcext:value-type="float">
            <text:p>159464</text:p>
          </table:table-cell>
          <table:table-cell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12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113:.M113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office:value-type="float" office:value="136874" calcext:value-type="float">
            <text:p>136874</text:p>
          </table:table-cell>
          <table:table-cell office:value-type="float" office:value="129994" calcext:value-type="float">
            <text:p>12999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5268" calcext:value-type="float">
            <text:p>12526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17159" calcext:value-type="float">
            <text:p>117159</text:p>
          </table:table-cell>
          <table:table-cell office:value-type="float" office:value="160088" calcext:value-type="float">
            <text:p>160088</text:p>
          </table:table-cell>
          <table:table-cell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formula="of:=SUM([.D114:.M114])/10" office:value-type="float" office:value="131537.8" calcext:value-type="float">
            <text:p>131538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37712" calcext:value-type="float">
            <text:p>137712</text:p>
          </table:table-cell>
          <table:table-cell office:value-type="float" office:value="115725" calcext:value-type="float">
            <text:p>115725</text:p>
          </table:table-cell>
          <table:table-cell office:value-type="float" office:value="129234" calcext:value-type="float">
            <text:p>129234</text:p>
          </table:table-cell>
          <table:table-cell office:value-type="float" office:value="121202" calcext:value-type="float">
            <text:p>121202</text:p>
          </table:table-cell>
          <table:table-cell office:value-type="float" office:value="120646" calcext:value-type="float">
            <text:p>120646</text:p>
          </table:table-cell>
          <table:table-cell office:value-type="float" office:value="125436" calcext:value-type="float">
            <text:p>125436</text:p>
          </table:table-cell>
          <table:table-cell office:value-type="float" office:value="146583" calcext:value-type="float">
            <text:p>146583</text:p>
          </table:table-cell>
          <table:table-cell office:value-type="float" office:value="127834" calcext:value-type="float">
            <text:p>127834</text:p>
          </table:table-cell>
          <table:table-cell office:value-type="float" office:value="155481" calcext:value-type="float">
            <text:p>155481</text:p>
          </table:table-cell>
          <table:table-cell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formula="of:=SUM([.D115:.M115])/10" office:value-type="float" office:value="128738.7" calcext:value-type="float">
            <text:p>12873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24662" calcext:value-type="float">
            <text:p>124662</text:p>
          </table:table-cell>
          <table:table-cell office:value-type="float" office:value="129296" calcext:value-type="float">
            <text:p>129296</text:p>
          </table:table-cell>
          <table:table-cell office:value-type="float" office:value="125743" calcext:value-type="float">
            <text:p>125743</text:p>
          </table:table-cell>
          <table:table-cell office:value-type="float" office:value="118399" calcext:value-type="float">
            <text:p>118399</text:p>
          </table:table-cell>
          <table:table-cell office:value-type="float" office:value="127133" calcext:value-type="float">
            <text:p>127133</text:p>
          </table:table-cell>
          <table:table-cell office:value-type="float" office:value="123520" calcext:value-type="float">
            <text:p>123520</text:p>
          </table:table-cell>
          <table:table-cell office:value-type="float" office:value="130843" calcext:value-type="float">
            <text:p>130843</text:p>
          </table:table-cell>
          <table:table-cell office:value-type="float" office:value="116692" calcext:value-type="float">
            <text:p>116692</text:p>
          </table:table-cell>
          <table:table-cell office:value-type="float" office:value="158770" calcext:value-type="float">
            <text:p>158770</text:p>
          </table:table-cell>
          <table:table-cell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formula="of:=SUM([.D116:.M116])/10" office:value-type="float" office:value="126268.5" calcext:value-type="float">
            <text:p>12626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41240" calcext:value-type="float">
            <text:p>14124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5268" calcext:value-type="float">
            <text:p>125268</text:p>
          </table:table-cell>
          <table:table-cell office:value-type="float" office:value="144371" calcext:value-type="float">
            <text:p>144371</text:p>
          </table:table-cell>
          <table:table-cell office:value-type="float" office:value="119695" calcext:value-type="float">
            <text:p>119695</text:p>
          </table:table-cell>
          <table:table-cell office:value-type="float" office:value="160088" calcext:value-type="float">
            <text:p>160088</text:p>
          </table:table-cell>
          <table:table-cell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formula="of:=SUM([.D117:.M117])/10" office:value-type="float" office:value="132604" calcext:value-type="float">
            <text:p>13260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141240" calcext:value-type="float">
            <text:p>141240</text:p>
          </table:table-cell>
          <table:table-cell office:value-type="float" office:value="129994" calcext:value-type="float">
            <text:p>129994</text:p>
          </table:table-cell>
          <table:table-cell office:value-type="float" office:value="150158" calcext:value-type="float">
            <text:p>15015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6761" calcext:value-type="float">
            <text:p>126761</text:p>
          </table:table-cell>
          <table:table-cell office:value-type="float" office:value="144371" calcext:value-type="float">
            <text:p>144371</text:p>
          </table:table-cell>
          <table:table-cell office:value-type="float" office:value="119695" calcext:value-type="float">
            <text:p>119695</text:p>
          </table:table-cell>
          <table:table-cell office:value-type="float" office:value="155064" calcext:value-type="float">
            <text:p>155064</text:p>
          </table:table-cell>
          <table:table-cell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formula="of:=SUM([.D118:.M118])/10" office:value-type="float" office:value="133287.3" calcext:value-type="float">
            <text:p>13328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41351" calcext:value-type="float">
            <text:p>141351</text:p>
          </table:table-cell>
          <table:table-cell office:value-type="float" office:value="129296" calcext:value-type="float">
            <text:p>129296</text:p>
          </table:table-cell>
          <table:table-cell office:value-type="float" office:value="150158" calcext:value-type="float">
            <text:p>15015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6761" calcext:value-type="float">
            <text:p>126761</text:p>
          </table:table-cell>
          <table:table-cell office:value-type="float" office:value="144371" calcext:value-type="float">
            <text:p>144371</text:p>
          </table:table-cell>
          <table:table-cell office:value-type="float" office:value="118092" calcext:value-type="float">
            <text:p>118092</text:p>
          </table:table-cell>
          <table:table-cell office:value-type="float" office:value="158770" calcext:value-type="float">
            <text:p>158770</text:p>
          </table:table-cell>
          <table:table-cell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formula="of:=SUM([.D119:.M119])/10" office:value-type="float" office:value="132405" calcext:value-type="float">
            <text:p>13240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41351" calcext:value-type="float">
            <text:p>141351</text:p>
          </table:table-cell>
          <table:table-cell office:value-type="float" office:value="129296" calcext:value-type="float">
            <text:p>129296</text:p>
          </table:table-cell>
          <table:table-cell office:value-type="float" office:value="155476" calcext:value-type="float">
            <text:p>155476</text:p>
          </table:table-cell>
          <table:table-cell office:value-type="float" office:value="118426" calcext:value-type="float">
            <text:p>118426</text:p>
          </table:table-cell>
          <table:table-cell office:value-type="float" office:value="132754" calcext:value-type="float">
            <text:p>132754</text:p>
          </table:table-cell>
          <table:table-cell office:value-type="float" office:value="126761" calcext:value-type="float">
            <text:p>126761</text:p>
          </table:table-cell>
          <table:table-cell office:value-type="float" office:value="130843" calcext:value-type="float">
            <text:p>130843</text:p>
          </table:table-cell>
          <table:table-cell office:value-type="float" office:value="120927" calcext:value-type="float">
            <text:p>120927</text:p>
          </table:table-cell>
          <table:table-cell office:value-type="float" office:value="158770" calcext:value-type="float">
            <text:p>158770</text:p>
          </table:table-cell>
          <table:table-cell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formula="of:=SUM([.D120:.M120])/10" office:value-type="float" office:value="132596.6" calcext:value-type="float">
            <text:p>13259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138560" calcext:value-type="float">
            <text:p>138560</text:p>
          </table:table-cell>
          <table:table-cell office:value-type="float" office:value="110697" calcext:value-type="float">
            <text:p>110697</text:p>
          </table:table-cell>
          <table:table-cell office:value-type="float" office:value="130969" calcext:value-type="float">
            <text:p>130969</text:p>
          </table:table-cell>
          <table:table-cell office:value-type="float" office:value="108994" calcext:value-type="float">
            <text:p>108994</text:p>
          </table:table-cell>
          <table:table-cell office:value-type="float" office:value="132327" calcext:value-type="float">
            <text:p>132327</text:p>
          </table:table-cell>
          <table:table-cell office:value-type="float" office:value="131057" calcext:value-type="float">
            <text:p>131057</text:p>
          </table:table-cell>
          <table:table-cell office:value-type="float" office:value="143858" calcext:value-type="float">
            <text:p>143858</text:p>
          </table:table-cell>
          <table:table-cell office:value-type="float" office:value="130655" calcext:value-type="float">
            <text:p>130655</text:p>
          </table:table-cell>
          <table:table-cell office:value-type="float" office:value="159265" calcext:value-type="float">
            <text:p>159265</text:p>
          </table:table-cell>
          <table:table-cell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formula="of:=SUM([.D121:.M121])/10" office:value-type="float" office:value="130298.9" calcext:value-type="float">
            <text:p>13029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124662" calcext:value-type="float">
            <text:p>124662</text:p>
          </table:table-cell>
          <table:table-cell office:value-type="float" office:value="129296" calcext:value-type="float">
            <text:p>129296</text:p>
          </table:table-cell>
          <table:table-cell office:value-type="float" office:value="125743" calcext:value-type="float">
            <text:p>125743</text:p>
          </table:table-cell>
          <table:table-cell office:value-type="float" office:value="118399" calcext:value-type="float">
            <text:p>118399</text:p>
          </table:table-cell>
          <table:table-cell office:value-type="float" office:value="127133" calcext:value-type="float">
            <text:p>127133</text:p>
          </table:table-cell>
          <table:table-cell office:value-type="float" office:value="123520" calcext:value-type="float">
            <text:p>123520</text:p>
          </table:table-cell>
          <table:table-cell office:value-type="float" office:value="131425" calcext:value-type="float">
            <text:p>131425</text:p>
          </table:table-cell>
          <table:table-cell office:value-type="float" office:value="110455" calcext:value-type="float">
            <text:p>110455</text:p>
          </table:table-cell>
          <table:table-cell office:value-type="float" office:value="156309" calcext:value-type="float">
            <text:p>156309</text:p>
          </table:table-cell>
          <table:table-cell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formula="of:=SUM([.D122:.M122])/10" office:value-type="float" office:value="125560" calcext:value-type="float">
            <text:p>12556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38560" calcext:value-type="float">
            <text:p>138560</text:p>
          </table:table-cell>
          <table:table-cell office:value-type="float" office:value="110697" calcext:value-type="float">
            <text:p>110697</text:p>
          </table:table-cell>
          <table:table-cell office:value-type="float" office:value="135287" calcext:value-type="float">
            <text:p>135287</text:p>
          </table:table-cell>
          <table:table-cell office:value-type="float" office:value="116867" calcext:value-type="float">
            <text:p>116867</text:p>
          </table:table-cell>
          <table:table-cell office:value-type="float" office:value="120646" calcext:value-type="float">
            <text:p>120646</text:p>
          </table:table-cell>
          <table:table-cell office:value-type="float" office:value="125436" calcext:value-type="float">
            <text:p>125436</text:p>
          </table:table-cell>
          <table:table-cell office:value-type="float" office:value="146583" calcext:value-type="float">
            <text:p>146583</text:p>
          </table:table-cell>
          <table:table-cell office:value-type="float" office:value="127834" calcext:value-type="float">
            <text:p>127834</text:p>
          </table:table-cell>
          <table:table-cell office:value-type="float" office:value="143070" calcext:value-type="float">
            <text:p>143070</text:p>
          </table:table-cell>
          <table:table-cell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formula="of:=SUM([.D123:.M123])/10" office:value-type="float" office:value="127251.4" calcext:value-type="float">
            <text:p>127251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24:.M124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office:value-type="float" office:value="130851" calcext:value-type="float">
            <text:p>130851</text:p>
          </table:table-cell>
          <table:table-cell office:value-type="float" office:value="120548" calcext:value-type="float">
            <text:p>120548</text:p>
          </table:table-cell>
          <table:table-cell office:value-type="float" office:value="120728" calcext:value-type="float">
            <text:p>120728</text:p>
          </table:table-cell>
          <table:table-cell office:value-type="float" office:value="113610" calcext:value-type="float">
            <text:p>113610</text:p>
          </table:table-cell>
          <table:table-cell office:value-type="float" office:value="119688" calcext:value-type="float">
            <text:p>119688</text:p>
          </table:table-cell>
          <table:table-cell office:value-type="float" office:value="115174" calcext:value-type="float">
            <text:p>115174</text:p>
          </table:table-cell>
          <table:table-cell office:value-type="float" office:value="151368" calcext:value-type="float">
            <text:p>151368</text:p>
          </table:table-cell>
          <table:table-cell office:value-type="float" office:value="148017" calcext:value-type="float">
            <text:p>148017</text:p>
          </table:table-cell>
          <table:table-cell office:value-type="float" office:value="171464" calcext:value-type="float">
            <text:p>171464</text:p>
          </table:table-cell>
          <table:table-cell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formula="of:=SUM([.D125:.M125])/10" office:value-type="float" office:value="129863.7" calcext:value-type="float">
            <text:p>12986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9633" calcext:value-type="float">
            <text:p>139633</text:p>
          </table:table-cell>
          <table:table-cell office:value-type="float" office:value="115725" calcext:value-type="float">
            <text:p>115725</text:p>
          </table:table-cell>
          <table:table-cell office:value-type="float" office:value="129234" calcext:value-type="float">
            <text:p>129234</text:p>
          </table:table-cell>
          <table:table-cell office:value-type="float" office:value="121202" calcext:value-type="float">
            <text:p>121202</text:p>
          </table:table-cell>
          <table:table-cell office:value-type="float" office:value="120646" calcext:value-type="float">
            <text:p>120646</text:p>
          </table:table-cell>
          <table:table-cell office:value-type="float" office:value="119508" calcext:value-type="float">
            <text:p>119508</text:p>
          </table:table-cell>
          <table:table-cell office:value-type="float" office:value="146583" calcext:value-type="float">
            <text:p>146583</text:p>
          </table:table-cell>
          <table:table-cell office:value-type="float" office:value="130425" calcext:value-type="float">
            <text:p>130425</text:p>
          </table:table-cell>
          <table:table-cell office:value-type="float" office:value="150341" calcext:value-type="float">
            <text:p>150341</text:p>
          </table:table-cell>
          <table:table-cell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formula="of:=SUM([.D126:.M126])/10" office:value-type="float" office:value="128267.4" calcext:value-type="float">
            <text:p>12826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38560" calcext:value-type="float">
            <text:p>138560</text:p>
          </table:table-cell>
          <table:table-cell office:value-type="float" office:value="110697" calcext:value-type="float">
            <text:p>110697</text:p>
          </table:table-cell>
          <table:table-cell office:value-type="float" office:value="130969" calcext:value-type="float">
            <text:p>130969</text:p>
          </table:table-cell>
          <table:table-cell office:value-type="float" office:value="108994" calcext:value-type="float">
            <text:p>108994</text:p>
          </table:table-cell>
          <table:table-cell office:value-type="float" office:value="132327" calcext:value-type="float">
            <text:p>132327</text:p>
          </table:table-cell>
          <table:table-cell office:value-type="float" office:value="131057" calcext:value-type="float">
            <text:p>131057</text:p>
          </table:table-cell>
          <table:table-cell office:value-type="float" office:value="143858" calcext:value-type="float">
            <text:p>143858</text:p>
          </table:table-cell>
          <table:table-cell office:value-type="float" office:value="130655" calcext:value-type="float">
            <text:p>130655</text:p>
          </table:table-cell>
          <table:table-cell office:value-type="float" office:value="159265" calcext:value-type="float">
            <text:p>159265</text:p>
          </table:table-cell>
          <table:table-cell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formula="of:=SUM([.D127:.M127])/10" office:value-type="float" office:value="130298.9" calcext:value-type="float">
            <text:p>13029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130220" calcext:value-type="float">
            <text:p>130220</text:p>
          </table:table-cell>
          <table:table-cell office:value-type="float" office:value="116634" calcext:value-type="float">
            <text:p>116634</text:p>
          </table:table-cell>
          <table:table-cell office:value-type="float" office:value="104512" calcext:value-type="float">
            <text:p>104512</text:p>
          </table:table-cell>
          <table:table-cell office:value-type="float" office:value="117611" calcext:value-type="float">
            <text:p>117611</text:p>
          </table:table-cell>
          <table:table-cell office:value-type="float" office:value="130703" calcext:value-type="float">
            <text:p>130703</text:p>
          </table:table-cell>
          <table:table-cell office:value-type="float" office:value="131029" calcext:value-type="float">
            <text:p>131029</text:p>
          </table:table-cell>
          <table:table-cell office:value-type="float" office:value="157426" calcext:value-type="float">
            <text:p>157426</text:p>
          </table:table-cell>
          <table:table-cell office:value-type="float" office:value="127294" calcext:value-type="float">
            <text:p>127294</text:p>
          </table:table-cell>
          <table:table-cell office:value-type="float" office:value="139074" calcext:value-type="float">
            <text:p>139074</text:p>
          </table:table-cell>
          <table:table-cell office:value-type="float" office:value="77584" calcext:value-type="float">
            <text:p>77584</text:p>
          </table:table-cell>
          <table:table-cell table:number-columns-repeated="6"/>
          <table:table-cell table:formula="of:=SUM([.D128:.M128])/10" office:value-type="float" office:value="123208.7" calcext:value-type="float">
            <text:p>123209</text:p>
          </table:table-cell>
          <table:table-cell table:style-name="Default" office:value-type="string" calcext:value-type="string">
            <text:p>B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28594" calcext:value-type="float">
            <text:p>128594</text:p>
          </table:table-cell>
          <table:table-cell office:value-type="float" office:value="112818" calcext:value-type="float">
            <text:p>112818</text:p>
          </table:table-cell>
          <table:table-cell office:value-type="float" office:value="125499" calcext:value-type="float">
            <text:p>125499</text:p>
          </table:table-cell>
          <table:table-cell office:value-type="float" office:value="115875" calcext:value-type="float">
            <text:p>115875</text:p>
          </table:table-cell>
          <table:table-cell office:value-type="float" office:value="129062" calcext:value-type="float">
            <text:p>129062</text:p>
          </table:table-cell>
          <table:table-cell office:value-type="float" office:value="105761" calcext:value-type="float">
            <text:p>105761</text:p>
          </table:table-cell>
          <table:table-cell office:value-type="float" office:value="138138" calcext:value-type="float">
            <text:p>138138</text:p>
          </table:table-cell>
          <table:table-cell office:value-type="float" office:value="132119" calcext:value-type="float">
            <text:p>132119</text:p>
          </table:table-cell>
          <table:table-cell office:value-type="float" office:value="156631" calcext:value-type="float">
            <text:p>156631</text:p>
          </table:table-cell>
          <table:table-cell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formula="of:=SUM([.D129:.M129])/10" office:value-type="float" office:value="125541" calcext:value-type="float">
            <text:p>125541</text:p>
          </table:table-cell>
          <table:table-cell table:style-name="Default" office:value-type="string" calcext:value-type="string">
            <text:p>Efficiency bias SCRAPPED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SUM([.D130:.M130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 WEIGHT_WASTE <text:s/>100</text:p>
          </table:table-cell>
          <table:table-cell/>
          <table:table-cell office:value-type="float" office:value="134262" calcext:value-type="float">
            <text:p>134262</text:p>
          </table:table-cell>
          <table:table-cell table:style-name="Default" office:value-type="float" office:value="107945" calcext:value-type="float">
            <text:p>107945</text:p>
          </table:table-cell>
          <table:table-cell office:value-type="float" office:value="150224" calcext:value-type="float">
            <text:p>150224</text:p>
          </table:table-cell>
          <table:table-cell office:value-type="float" office:value="120494" calcext:value-type="float">
            <text:p>120494</text:p>
          </table:table-cell>
          <table:table-cell office:value-type="float" office:value="129160" calcext:value-type="float">
            <text:p>129160</text:p>
          </table:table-cell>
          <table:table-cell office:value-type="float" office:value="122809" calcext:value-type="float">
            <text:p>122809</text:p>
          </table:table-cell>
          <table:table-cell office:value-type="float" office:value="139993" calcext:value-type="float">
            <text:p>139993</text:p>
          </table:table-cell>
          <table:table-cell office:value-type="float" office:value="122131" calcext:value-type="float">
            <text:p>122131</text:p>
          </table:table-cell>
          <table:table-cell office:value-type="float" office:value="152407" calcext:value-type="float">
            <text:p>152407</text:p>
          </table:table-cell>
          <table:table-cell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formula="of:=SUM([.D131:.M131])/10" office:value-type="float" office:value="128623.3" calcext:value-type="float">
            <text:p>12862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office:value-type="float" office:value="143650" calcext:value-type="float">
            <text:p>143650</text:p>
          </table:table-cell>
          <table:table-cell office:value-type="float" office:value="95464" calcext:value-type="float">
            <text:p>95464</text:p>
          </table:table-cell>
          <table:table-cell office:value-type="float" office:value="131544" calcext:value-type="float">
            <text:p>131544</text:p>
          </table:table-cell>
          <table:table-cell office:value-type="float" office:value="113150" calcext:value-type="float">
            <text:p>113150</text:p>
          </table:table-cell>
          <table:table-cell office:value-type="float" office:value="137632" calcext:value-type="float">
            <text:p>137632</text:p>
          </table:table-cell>
          <table:table-cell office:value-type="float" office:value="127273" calcext:value-type="float">
            <text:p>127273</text:p>
          </table:table-cell>
          <table:table-cell office:value-type="float" office:value="152268" calcext:value-type="float">
            <text:p>152268</text:p>
          </table:table-cell>
          <table:table-cell office:value-type="float" office:value="129129" calcext:value-type="float">
            <text:p>129129</text:p>
          </table:table-cell>
          <table:table-cell office:value-type="float" office:value="159051" calcext:value-type="float">
            <text:p>159051</text:p>
          </table:table-cell>
          <table:table-cell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formula="of:=SUM([.D132:.M132])/10" office:value-type="float" office:value="129304" calcext:value-type="float">
            <text:p>12930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office:value-type="float" office:value="140246" calcext:value-type="float">
            <text:p>140246</text:p>
          </table:table-cell>
          <table:table-cell office:value-type="float" office:value="98198" calcext:value-type="float">
            <text:p>98198</text:p>
          </table:table-cell>
          <table:table-cell office:value-type="float" office:value="137354" calcext:value-type="float">
            <text:p>137354</text:p>
          </table:table-cell>
          <table:table-cell office:value-type="float" office:value="115936" calcext:value-type="float">
            <text:p>115936</text:p>
          </table:table-cell>
          <table:table-cell office:value-type="float" office:value="142922" calcext:value-type="float">
            <text:p>142922</text:p>
          </table:table-cell>
          <table:table-cell office:value-type="float" office:value="116607" calcext:value-type="float">
            <text:p>116607</text:p>
          </table:table-cell>
          <table:table-cell office:value-type="float" office:value="149632" calcext:value-type="float">
            <text:p>149632</text:p>
          </table:table-cell>
          <table:table-cell office:value-type="float" office:value="135514" calcext:value-type="float">
            <text:p>135514</text:p>
          </table:table-cell>
          <table:table-cell office:value-type="float" office:value="157219" calcext:value-type="float">
            <text:p>157219</text:p>
          </table:table-cell>
          <table:table-cell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formula="of:=SUM([.D133:.M133])/10" office:value-type="float" office:value="130316.3" calcext:value-type="float">
            <text:p>1303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office:value-type="float" office:value="138950" calcext:value-type="float">
            <text:p>138950</text:p>
          </table:table-cell>
          <table:table-cell office:value-type="float" office:value="98712" calcext:value-type="float">
            <text:p>98712</text:p>
          </table:table-cell>
          <table:table-cell office:value-type="float" office:value="136027" calcext:value-type="float">
            <text:p>136027</text:p>
          </table:table-cell>
          <table:table-cell office:value-type="float" office:value="117524" calcext:value-type="float">
            <text:p>117524</text:p>
          </table:table-cell>
          <table:table-cell office:value-type="float" office:value="136887" calcext:value-type="float">
            <text:p>136887</text:p>
          </table:table-cell>
          <table:table-cell office:value-type="float" office:value="122050" calcext:value-type="float">
            <text:p>122050</text:p>
          </table:table-cell>
          <table:table-cell office:value-type="float" office:value="148648" calcext:value-type="float">
            <text:p>148648</text:p>
          </table:table-cell>
          <table:table-cell office:value-type="float" office:value="120578" calcext:value-type="float">
            <text:p>120578</text:p>
          </table:table-cell>
          <table:table-cell office:value-type="float" office:value="156147" calcext:value-type="float">
            <text:p>156147</text:p>
          </table:table-cell>
          <table:table-cell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formula="of:=SUM([.D134:.M134])/10" office:value-type="float" office:value="128784.3" calcext:value-type="float">
            <text:p>128784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office:value-type="float" office:value="134568" calcext:value-type="float">
            <text:p>134568</text:p>
          </table:table-cell>
          <table:table-cell office:value-type="float" office:value="130500" calcext:value-type="float">
            <text:p>130500</text:p>
          </table:table-cell>
          <table:table-cell office:value-type="float" office:value="135154" calcext:value-type="float">
            <text:p>135154</text:p>
          </table:table-cell>
          <table:table-cell office:value-type="float" office:value="119300" calcext:value-type="float">
            <text:p>119300</text:p>
          </table:table-cell>
          <table:table-cell office:value-type="float" office:value="152041" calcext:value-type="float">
            <text:p>152041</text:p>
          </table:table-cell>
          <table:table-cell office:value-type="float" office:value="132494" calcext:value-type="float">
            <text:p>132494</text:p>
          </table:table-cell>
          <table:table-cell office:value-type="float" office:value="138614" calcext:value-type="float">
            <text:p>138614</text:p>
          </table:table-cell>
          <table:table-cell office:value-type="float" office:value="122661" calcext:value-type="float">
            <text:p>122661</text:p>
          </table:table-cell>
          <table:table-cell office:value-type="float" office:value="147309" calcext:value-type="float">
            <text:p>147309</text:p>
          </table:table-cell>
          <table:table-cell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formula="of:=SUM([.D136:.M136])/10" office:value-type="float" office:value="133285.5" calcext:value-type="float">
            <text:p>133286</text:p>
          </table:table-cell>
          <table:table-cell table:style-name="Default" office:value-type="string" calcext:value-type="string">
            <text:p>HIGH IMPROVEMENT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office:value-type="float" office:value="146590" calcext:value-type="float">
            <text:p>146590</text:p>
          </table:table-cell>
          <table:table-cell office:value-type="float" office:value="119784" calcext:value-type="float">
            <text:p>119784</text:p>
          </table:table-cell>
          <table:table-cell office:value-type="float" office:value="146697" calcext:value-type="float">
            <text:p>146697</text:p>
          </table:table-cell>
          <table:table-cell office:value-type="float" office:value="124529" calcext:value-type="float">
            <text:p>124529</text:p>
          </table:table-cell>
          <table:table-cell office:value-type="float" office:value="140057" calcext:value-type="float">
            <text:p>140057</text:p>
          </table:table-cell>
          <table:table-cell office:value-type="float" office:value="124675" calcext:value-type="float">
            <text:p>124675</text:p>
          </table:table-cell>
          <table:table-cell office:value-type="float" office:value="154537" calcext:value-type="float">
            <text:p>154537</text:p>
          </table:table-cell>
          <table:table-cell office:value-type="float" office:value="125772" calcext:value-type="float">
            <text:p>125772</text:p>
          </table:table-cell>
          <table:table-cell office:value-type="float" office:value="156022" calcext:value-type="float">
            <text:p>156022</text:p>
          </table:table-cell>
          <table:table-cell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formula="of:=SUM([.D137:.M137])/10" office:value-type="float" office:value="135331.7" calcext:value-type="float">
            <text:p>1353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office:value-type="float" office:value="133906" calcext:value-type="float">
            <text:p>133906</text:p>
          </table:table-cell>
          <table:table-cell office:value-type="float" office:value="135516" calcext:value-type="float">
            <text:p>135516</text:p>
          </table:table-cell>
          <table:table-cell office:value-type="float" office:value="134516" calcext:value-type="float">
            <text:p>134516</text:p>
          </table:table-cell>
          <table:table-cell office:value-type="float" office:value="97194" calcext:value-type="float">
            <text:p>97194</text:p>
          </table:table-cell>
          <table:table-cell office:value-type="float" office:value="114013" calcext:value-type="float">
            <text:p>114013</text:p>
          </table:table-cell>
          <table:table-cell office:value-type="float" office:value="144362" calcext:value-type="float">
            <text:p>144362</text:p>
          </table:table-cell>
          <table:table-cell office:value-type="float" office:value="140884" calcext:value-type="float">
            <text:p>140884</text:p>
          </table:table-cell>
          <table:table-cell office:value-type="float" office:value="97457" calcext:value-type="float">
            <text:p>97457</text:p>
          </table:table-cell>
          <table:table-cell office:value-type="float" office:value="132092" calcext:value-type="float">
            <text:p>132092</text:p>
          </table:table-cell>
          <table:table-cell office:value-type="float" office:value="130720" calcext:value-type="float">
            <text:p>130720</text:p>
          </table:table-cell>
          <table:table-cell table:number-columns-repeated="6"/>
          <table:table-cell table:formula="of:=SUM([.D138:.M138])/10" office:value-type="float" office:value="126066" calcext:value-type="float">
            <text:p>12606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41264" calcext:value-type="float">
            <text:p>141264</text:p>
          </table:table-cell>
          <table:table-cell office:value-type="float" office:value="118827" calcext:value-type="float">
            <text:p>118827</text:p>
          </table:table-cell>
          <table:table-cell office:value-type="float" office:value="137281" calcext:value-type="float">
            <text:p>137281</text:p>
          </table:table-cell>
          <table:table-cell office:value-type="float" office:value="118712" calcext:value-type="float">
            <text:p>118712</text:p>
          </table:table-cell>
          <table:table-cell office:value-type="float" office:value="147040" calcext:value-type="float">
            <text:p>147040</text:p>
          </table:table-cell>
          <table:table-cell office:value-type="float" office:value="126546" calcext:value-type="float">
            <text:p>126546</text:p>
          </table:table-cell>
          <table:table-cell office:value-type="float" office:value="145481" calcext:value-type="float">
            <text:p>145481</text:p>
          </table:table-cell>
          <table:table-cell office:value-type="float" office:value="117978" calcext:value-type="float">
            <text:p>117978</text:p>
          </table:table-cell>
          <table:table-cell office:value-type="float" office:value="138329" calcext:value-type="float">
            <text:p>138329</text:p>
          </table:table-cell>
          <table:table-cell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formula="of:=SUM([.D139:.M139])/10" office:value-type="float" office:value="130105.7" calcext:value-type="float">
            <text:p>1301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140440" calcext:value-type="float">
            <text:p>140440</text:p>
          </table:table-cell>
          <table:table-cell office:value-type="float" office:value="117337" calcext:value-type="float">
            <text:p>117337</text:p>
          </table:table-cell>
          <table:table-cell office:value-type="float" office:value="138802" calcext:value-type="float">
            <text:p>138802</text:p>
          </table:table-cell>
          <table:table-cell office:value-type="float" office:value="119462" calcext:value-type="float">
            <text:p>119462</text:p>
          </table:table-cell>
          <table:table-cell office:value-type="float" office:value="136637" calcext:value-type="float">
            <text:p>136637</text:p>
          </table:table-cell>
          <table:table-cell office:value-type="float" office:value="110398" calcext:value-type="float">
            <text:p>110398</text:p>
          </table:table-cell>
          <table:table-cell office:value-type="float" office:value="142926" calcext:value-type="float">
            <text:p>142926</text:p>
          </table:table-cell>
          <table:table-cell office:value-type="float" office:value="137602" calcext:value-type="float">
            <text:p>137602</text:p>
          </table:table-cell>
          <table:table-cell office:value-type="float" office:value="150479" calcext:value-type="float">
            <text:p>150479</text:p>
          </table:table-cell>
          <table:table-cell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formula="of:=SUM([.D140:.M140])/10" office:value-type="float" office:value="130281.6" calcext:value-type="float">
            <text:p>13028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41506" calcext:value-type="float">
            <text:p>141506</text:p>
          </table:table-cell>
          <table:table-cell office:value-type="float" office:value="132739" calcext:value-type="float">
            <text:p>132739</text:p>
          </table:table-cell>
          <table:table-cell office:value-type="float" office:value="143537" calcext:value-type="float">
            <text:p>143537</text:p>
          </table:table-cell>
          <table:table-cell office:value-type="float" office:value="120131" calcext:value-type="float">
            <text:p>120131</text:p>
          </table:table-cell>
          <table:table-cell office:value-type="float" office:value="132507" calcext:value-type="float">
            <text:p>132507</text:p>
          </table:table-cell>
          <table:table-cell office:value-type="float" office:value="118407" calcext:value-type="float">
            <text:p>118407</text:p>
          </table:table-cell>
          <table:table-cell office:value-type="float" office:value="145646" calcext:value-type="float">
            <text:p>145646</text:p>
          </table:table-cell>
          <table:table-cell office:value-type="float" office:value="128808" calcext:value-type="float">
            <text:p>128808</text:p>
          </table:table-cell>
          <table:table-cell office:value-type="float" office:value="148099" calcext:value-type="float">
            <text:p>148099</text:p>
          </table:table-cell>
          <table:table-cell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formula="of:=SUM([.D141:.M141])/10" office:value-type="float" office:value="132879.1" calcext:value-type="float">
            <text:p>13287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38457" calcext:value-type="float">
            <text:p>138457</text:p>
          </table:table-cell>
          <table:table-cell office:value-type="float" office:value="115414" calcext:value-type="float">
            <text:p>115414</text:p>
          </table:table-cell>
          <table:table-cell office:value-type="float" office:value="125308" calcext:value-type="float">
            <text:p>125308</text:p>
          </table:table-cell>
          <table:table-cell office:value-type="float" office:value="137086" calcext:value-type="float">
            <text:p>137086</text:p>
          </table:table-cell>
          <table:table-cell office:value-type="float" office:value="146244" calcext:value-type="float">
            <text:p>146244</text:p>
          </table:table-cell>
          <table:table-cell office:value-type="float" office:value="117926" calcext:value-type="float">
            <text:p>117926</text:p>
          </table:table-cell>
          <table:table-cell office:value-type="float" office:value="154208" calcext:value-type="float">
            <text:p>154208</text:p>
          </table:table-cell>
          <table:table-cell office:value-type="float" office:value="121376" calcext:value-type="float">
            <text:p>121376</text:p>
          </table:table-cell>
          <table:table-cell office:value-type="float" office:value="147980" calcext:value-type="float">
            <text:p>147980</text:p>
          </table:table-cell>
          <table:table-cell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formula="of:=SUM([.D142:.M142])/10" office:value-type="float" office:value="132351.9" calcext:value-type="float">
            <text:p>13235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31600" calcext:value-type="float">
            <text:p>131600</text:p>
          </table:table-cell>
          <table:table-cell office:value-type="float" office:value="123379" calcext:value-type="float">
            <text:p>123379</text:p>
          </table:table-cell>
          <table:table-cell office:value-type="float" office:value="135273" calcext:value-type="float">
            <text:p>135273</text:p>
          </table:table-cell>
          <table:table-cell office:value-type="float" office:value="119915" calcext:value-type="float">
            <text:p>119915</text:p>
          </table:table-cell>
          <table:table-cell office:value-type="float" office:value="142076" calcext:value-type="float">
            <text:p>142076</text:p>
          </table:table-cell>
          <table:table-cell office:value-type="float" office:value="118658" calcext:value-type="float">
            <text:p>118658</text:p>
          </table:table-cell>
          <table:table-cell office:value-type="float" office:value="151020" calcext:value-type="float">
            <text:p>151020</text:p>
          </table:table-cell>
          <table:table-cell office:value-type="float" office:value="114557" calcext:value-type="float">
            <text:p>114557</text:p>
          </table:table-cell>
          <table:table-cell office:value-type="float" office:value="147231" calcext:value-type="float">
            <text:p>147231</text:p>
          </table:table-cell>
          <table:table-cell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formula="of:=SUM([.D143:.M143])/10" office:value-type="float" office:value="129836.4" calcext:value-type="float">
            <text:p>129836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44:.M144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45:.M145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18"/>
          <table:table-cell table:formula="of:=SUM([.D146:.M146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office:value-type="float" office:value="131600" calcext:value-type="float">
            <text:p>131600</text:p>
          </table:table-cell>
          <table:table-cell office:value-type="float" office:value="123379" calcext:value-type="float">
            <text:p>123379</text:p>
          </table:table-cell>
          <table:table-cell office:value-type="float" office:value="135273" calcext:value-type="float">
            <text:p>135273</text:p>
          </table:table-cell>
          <table:table-cell office:value-type="float" office:value="119915" calcext:value-type="float">
            <text:p>119915</text:p>
          </table:table-cell>
          <table:table-cell office:value-type="float" office:value="142076" calcext:value-type="float">
            <text:p>142076</text:p>
          </table:table-cell>
          <table:table-cell office:value-type="float" office:value="118658" calcext:value-type="float">
            <text:p>118658</text:p>
          </table:table-cell>
          <table:table-cell office:value-type="float" office:value="151020" calcext:value-type="float">
            <text:p>151020</text:p>
          </table:table-cell>
          <table:table-cell office:value-type="float" office:value="114557" calcext:value-type="float">
            <text:p>114557</text:p>
          </table:table-cell>
          <table:table-cell office:value-type="float" office:value="147231" calcext:value-type="float">
            <text:p>147231</text:p>
          </table:table-cell>
          <table:table-cell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formula="of:=SUM([.D147:.M147])/10" office:value-type="float" office:value="129836.4" calcext:value-type="float">
            <text:p>12983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office:value-type="float" office:value="132356" calcext:value-type="float">
            <text:p>132356</text:p>
          </table:table-cell>
          <table:table-cell office:value-type="float" office:value="112052" calcext:value-type="float">
            <text:p>112052</text:p>
          </table:table-cell>
          <table:table-cell office:value-type="float" office:value="142908" calcext:value-type="float">
            <text:p>142908</text:p>
          </table:table-cell>
          <table:table-cell office:value-type="float" office:value="124642" calcext:value-type="float">
            <text:p>12464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22984" calcext:value-type="float">
            <text:p>122984</text:p>
          </table:table-cell>
          <table:table-cell office:value-type="float" office:value="147908" calcext:value-type="float">
            <text:p>147908</text:p>
          </table:table-cell>
          <table:table-cell office:value-type="float" office:value="118553" calcext:value-type="float">
            <text:p>118553</text:p>
          </table:table-cell>
          <table:table-cell office:value-type="float" office:value="152255" calcext:value-type="float">
            <text:p>152255</text:p>
          </table:table-cell>
          <table:table-cell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formula="of:=SUM([.D148:.M148])/10" office:value-type="float" office:value="130671.4" calcext:value-type="float">
            <text:p>13067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office:value-type="float" office:value="144795" calcext:value-type="float">
            <text:p>144795</text:p>
          </table:table-cell>
          <table:table-cell office:value-type="float" office:value="114521" calcext:value-type="float">
            <text:p>114521</text:p>
          </table:table-cell>
          <table:table-cell office:value-type="float" office:value="143288" calcext:value-type="float">
            <text:p>143288</text:p>
          </table:table-cell>
          <table:table-cell office:value-type="float" office:value="112510" calcext:value-type="float">
            <text:p>112510</text:p>
          </table:table-cell>
          <table:table-cell office:value-type="float" office:value="143436" calcext:value-type="float">
            <text:p>143436</text:p>
          </table:table-cell>
          <table:table-cell office:value-type="float" office:value="121652" calcext:value-type="float">
            <text:p>121652</text:p>
          </table:table-cell>
          <table:table-cell office:value-type="float" office:value="123369" calcext:value-type="float">
            <text:p>123369</text:p>
          </table:table-cell>
          <table:table-cell office:value-type="float" office:value="112647" calcext:value-type="float">
            <text:p>112647</text:p>
          </table:table-cell>
          <table:table-cell office:value-type="float" office:value="139142" calcext:value-type="float">
            <text:p>139142</text:p>
          </table:table-cell>
          <table:table-cell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formula="of:=SUM([.D149:.M149])/10" office:value-type="float" office:value="125977.8" calcext:value-type="float">
            <text:p>125978</text:p>
          </table:table-cell>
          <table:table-cell table:style-name="Default"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office:value-type="float" office:value="127789" calcext:value-type="float">
            <text:p>127789</text:p>
          </table:table-cell>
          <table:table-cell office:value-type="float" office:value="122906" calcext:value-type="float">
            <text:p>122906</text:p>
          </table:table-cell>
          <table:table-cell office:value-type="float" office:value="134540" calcext:value-type="float">
            <text:p>134540</text:p>
          </table:table-cell>
          <table:table-cell office:value-type="float" office:value="124056" calcext:value-type="float">
            <text:p>124056</text:p>
          </table:table-cell>
          <table:table-cell office:value-type="float" office:value="143364" calcext:value-type="float">
            <text:p>143364</text:p>
          </table:table-cell>
          <table:table-cell office:value-type="float" office:value="130975" calcext:value-type="float">
            <text:p>130975</text:p>
          </table:table-cell>
          <table:table-cell office:value-type="float" office:value="141387" calcext:value-type="float">
            <text:p>141387</text:p>
          </table:table-cell>
          <table:table-cell office:value-type="float" office:value="109130" calcext:value-type="float">
            <text:p>109130</text:p>
          </table:table-cell>
          <table:table-cell office:value-type="float" office:value="134551" calcext:value-type="float">
            <text:p>134551</text:p>
          </table:table-cell>
          <table:table-cell office:value-type="float" office:value="104006" calcext:value-type="float">
            <text:p>104006</text:p>
          </table:table-cell>
          <table:table-cell table:number-columns-repeated="6"/>
          <table:table-cell table:formula="of:=SUM([.D150:.M150])/10" office:value-type="float" office:value="127270.4" calcext:value-type="float">
            <text:p>127270</text:p>
          </table:table-cell>
          <table:table-cell table:style-name="Default"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office:value-type="float" office:value="131164" calcext:value-type="float">
            <text:p>131164</text:p>
          </table:table-cell>
          <table:table-cell office:value-type="float" office:value="122534" calcext:value-type="float">
            <text:p>122534</text:p>
          </table:table-cell>
          <table:table-cell office:value-type="float" office:value="132725" calcext:value-type="float">
            <text:p>132725</text:p>
          </table:table-cell>
          <table:table-cell office:value-type="float" office:value="130946" calcext:value-type="float">
            <text:p>130946</text:p>
          </table:table-cell>
          <table:table-cell office:value-type="float" office:value="142076" calcext:value-type="float">
            <text:p>142076</text:p>
          </table:table-cell>
          <table:table-cell office:value-type="float" office:value="122229" calcext:value-type="float">
            <text:p>122229</text:p>
          </table:table-cell>
          <table:table-cell office:value-type="float" office:value="155902" calcext:value-type="float">
            <text:p>155902</text:p>
          </table:table-cell>
          <table:table-cell office:value-type="float" office:value="126685" calcext:value-type="float">
            <text:p>126685</text:p>
          </table:table-cell>
          <table:table-cell office:value-type="float" office:value="147681" calcext:value-type="float">
            <text:p>147681</text:p>
          </table:table-cell>
          <table:table-cell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formula="of:=SUM([.D152:.M152])/10" office:value-type="float" office:value="132916.3" calcext:value-type="float">
            <text:p>1329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office:value-type="float" office:value="138531" calcext:value-type="float">
            <text:p>138531</text:p>
          </table:table-cell>
          <table:table-cell office:value-type="float" office:value="121866" calcext:value-type="float">
            <text:p>121866</text:p>
          </table:table-cell>
          <table:table-cell office:value-type="float" office:value="144112" calcext:value-type="float">
            <text:p>144112</text:p>
          </table:table-cell>
          <table:table-cell office:value-type="float" office:value="119386" calcext:value-type="float">
            <text:p>119386</text:p>
          </table:table-cell>
          <table:table-cell office:value-type="float" office:value="143238" calcext:value-type="float">
            <text:p>143238</text:p>
          </table:table-cell>
          <table:table-cell office:value-type="float" office:value="113866" calcext:value-type="float">
            <text:p>113866</text:p>
          </table:table-cell>
          <table:table-cell office:value-type="float" office:value="147552" calcext:value-type="float">
            <text:p>147552</text:p>
          </table:table-cell>
          <table:table-cell office:value-type="float" office:value="115443" calcext:value-type="float">
            <text:p>115443</text:p>
          </table:table-cell>
          <table:table-cell office:value-type="float" office:value="156878" calcext:value-type="float">
            <text:p>156878</text:p>
          </table:table-cell>
          <table:table-cell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formula="of:=SUM([.D153:.M153])/10" office:value-type="float" office:value="131127.2" calcext:value-type="float">
            <text:p>13112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office:value-type="float" office:value="136311" calcext:value-type="float">
            <text:p>136311</text:p>
          </table:table-cell>
          <table:table-cell office:value-type="float" office:value="114269" calcext:value-type="float">
            <text:p>114269</text:p>
          </table:table-cell>
          <table:table-cell office:value-type="float" office:value="142299" calcext:value-type="float">
            <text:p>142299</text:p>
          </table:table-cell>
          <table:table-cell office:value-type="float" office:value="132969" calcext:value-type="float">
            <text:p>132969</text:p>
          </table:table-cell>
          <table:table-cell office:value-type="float" office:value="134622" calcext:value-type="float">
            <text:p>134622</text:p>
          </table:table-cell>
          <table:table-cell office:value-type="float" office:value="119866" calcext:value-type="float">
            <text:p>119866</text:p>
          </table:table-cell>
          <table:table-cell office:value-type="float" office:value="156521" calcext:value-type="float">
            <text:p>156521</text:p>
          </table:table-cell>
          <table:table-cell office:value-type="float" office:value="119304" calcext:value-type="float">
            <text:p>119304</text:p>
          </table:table-cell>
          <table:table-cell office:value-type="float" office:value="150926" calcext:value-type="float">
            <text:p>150926</text:p>
          </table:table-cell>
          <table:table-cell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formula="of:=SUM([.D154:.M154])/10" office:value-type="float" office:value="131522.8" calcext:value-type="float">
            <text:p>13152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office:value-type="float" office:value="128707" calcext:value-type="float">
            <text:p>128707</text:p>
          </table:table-cell>
          <table:table-cell office:value-type="float" office:value="117268" calcext:value-type="float">
            <text:p>117268</text:p>
          </table:table-cell>
          <table:table-cell office:value-type="float" office:value="149960" calcext:value-type="float">
            <text:p>149960</text:p>
          </table:table-cell>
          <table:table-cell office:value-type="float" office:value="118006" calcext:value-type="float">
            <text:p>118006</text:p>
          </table:table-cell>
          <table:table-cell office:value-type="float" office:value="136078" calcext:value-type="float">
            <text:p>136078</text:p>
          </table:table-cell>
          <table:table-cell office:value-type="float" office:value="121392" calcext:value-type="float">
            <text:p>121392</text:p>
          </table:table-cell>
          <table:table-cell office:value-type="float" office:value="156621" calcext:value-type="float">
            <text:p>156621</text:p>
          </table:table-cell>
          <table:table-cell office:value-type="float" office:value="119675" calcext:value-type="float">
            <text:p>119675</text:p>
          </table:table-cell>
          <table:table-cell office:value-type="float" office:value="145997" calcext:value-type="float">
            <text:p>145997</text:p>
          </table:table-cell>
          <table:table-cell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formula="of:=SUM([.D155:.M155])/10" office:value-type="float" office:value="129854" calcext:value-type="float">
            <text:p>12985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office:value-type="float" office:value="139653" calcext:value-type="float">
            <text:p>139653</text:p>
          </table:table-cell>
          <table:table-cell office:value-type="float" office:value="122354" calcext:value-type="float">
            <text:p>122354</text:p>
          </table:table-cell>
          <table:table-cell office:value-type="float" office:value="136418" calcext:value-type="float">
            <text:p>136418</text:p>
          </table:table-cell>
          <table:table-cell office:value-type="float" office:value="130251" calcext:value-type="float">
            <text:p>130251</text:p>
          </table:table-cell>
          <table:table-cell office:value-type="float" office:value="137458" calcext:value-type="float">
            <text:p>137458</text:p>
          </table:table-cell>
          <table:table-cell office:value-type="float" office:value="112370" calcext:value-type="float">
            <text:p>112370</text:p>
          </table:table-cell>
          <table:table-cell office:value-type="float" office:value="143898" calcext:value-type="float">
            <text:p>143898</text:p>
          </table:table-cell>
          <table:table-cell office:value-type="float" office:value="121695" calcext:value-type="float">
            <text:p>121695</text:p>
          </table:table-cell>
          <table:table-cell office:value-type="float" office:value="151687" calcext:value-type="float">
            <text:p>151687</text:p>
          </table:table-cell>
          <table:table-cell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formula="of:=SUM([.D156:.M156])/10" office:value-type="float" office:value="130254.1" calcext:value-type="float">
            <text:p>13025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office:value-type="float" office:value="137034" calcext:value-type="float">
            <text:p>137034</text:p>
          </table:table-cell>
          <table:table-cell office:value-type="float" office:value="115957" calcext:value-type="float">
            <text:p>115957</text:p>
          </table:table-cell>
          <table:table-cell office:value-type="float" office:value="146700" calcext:value-type="float">
            <text:p>146700</text:p>
          </table:table-cell>
          <table:table-cell office:value-type="float" office:value="115323" calcext:value-type="float">
            <text:p>115323</text:p>
          </table:table-cell>
          <table:table-cell office:value-type="float" office:value="140651" calcext:value-type="float">
            <text:p>140651</text:p>
          </table:table-cell>
          <table:table-cell office:value-type="float" office:value="124432" calcext:value-type="float">
            <text:p>124432</text:p>
          </table:table-cell>
          <table:table-cell office:value-type="float" office:value="161564" calcext:value-type="float">
            <text:p>161564</text:p>
          </table:table-cell>
          <table:table-cell office:value-type="float" office:value="137156" calcext:value-type="float">
            <text:p>137156</text:p>
          </table:table-cell>
          <table:table-cell office:value-type="float" office:value="151526" calcext:value-type="float">
            <text:p>151526</text:p>
          </table:table-cell>
          <table:table-cell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formula="of:=SUM([.D157:.M157])/10" office:value-type="float" office:value="136438" calcext:value-type="float">
            <text:p>13643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office:value-type="float" office:value="145253" calcext:value-type="float">
            <text:p>145253</text:p>
          </table:table-cell>
          <table:table-cell office:value-type="float" office:value="119285" calcext:value-type="float">
            <text:p>119285</text:p>
          </table:table-cell>
          <table:table-cell office:value-type="float" office:value="131967" calcext:value-type="float">
            <text:p>131967</text:p>
          </table:table-cell>
          <table:table-cell office:value-type="float" office:value="137842" calcext:value-type="float">
            <text:p>137842</text:p>
          </table:table-cell>
          <table:table-cell office:value-type="float" office:value="140973" calcext:value-type="float">
            <text:p>140973</text:p>
          </table:table-cell>
          <table:table-cell office:value-type="float" office:value="127805" calcext:value-type="float">
            <text:p>127805</text:p>
          </table:table-cell>
          <table:table-cell office:value-type="float" office:value="150468" calcext:value-type="float">
            <text:p>150468</text:p>
          </table:table-cell>
          <table:table-cell office:value-type="float" office:value="138163" calcext:value-type="float">
            <text:p>138163</text:p>
          </table:table-cell>
          <table:table-cell office:value-type="float" office:value="148274" calcext:value-type="float">
            <text:p>148274</text:p>
          </table:table-cell>
          <table:table-cell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formula="of:=SUM([.D158:.M158])/10" office:value-type="float" office:value="135890" calcext:value-type="float">
            <text:p>13589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office:value-type="float" office:value="138135" calcext:value-type="float">
            <text:p>138135</text:p>
          </table:table-cell>
          <table:table-cell office:value-type="float" office:value="121638" calcext:value-type="float">
            <text:p>121638</text:p>
          </table:table-cell>
          <table:table-cell office:value-type="float" office:value="141262" calcext:value-type="float">
            <text:p>141262</text:p>
          </table:table-cell>
          <table:table-cell office:value-type="float" office:value="122020" calcext:value-type="float">
            <text:p>122020</text:p>
          </table:table-cell>
          <table:table-cell office:value-type="float" office:value="145336" calcext:value-type="float">
            <text:p>145336</text:p>
          </table:table-cell>
          <table:table-cell office:value-type="float" office:value="128109" calcext:value-type="float">
            <text:p>128109</text:p>
          </table:table-cell>
          <table:table-cell office:value-type="float" office:value="156631" calcext:value-type="float">
            <text:p>156631</text:p>
          </table:table-cell>
          <table:table-cell office:value-type="float" office:value="127678" calcext:value-type="float">
            <text:p>127678</text:p>
          </table:table-cell>
          <table:table-cell office:value-type="float" office:value="165626" calcext:value-type="float">
            <text:p>165626</text:p>
          </table:table-cell>
          <table:table-cell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formula="of:=SUM([.D159:.M159])/10" office:value-type="float" office:value="136329.6" calcext:value-type="float">
            <text:p>13633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60:.M160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61:.M161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formula="of:=SUM([.D162:.M162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20:06:41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6T01:12:06.136000000</dc:date>
    <meta:editing-duration>PT15H3M2S</meta:editing-duration>
    <meta:editing-cycles>126</meta:editing-cycles>
    <meta:generator>LibreOffice/6.1.2.1$Windows_X86_64 LibreOffice_project/65905a128db06ba48db947242809d14d3f9a93fe</meta:generator>
    <meta:document-statistic meta:table-count="1" meta:cell-count="1844" meta:object-count="0"/>
  </office:meta>
</office:document-meta>
</file>